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pn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png" manifest:media-type="image/png"/>
  <manifest:file-entry manifest:full-path="media/image7.jfif" manifest:media-type="image/jpeg"/>
  <manifest:file-entry manifest:full-path="media/image8.jfif"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media/image1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62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21">
      <style:text-properties fo:font-variant="small-caps" style:text-line-through-type="none" style:text-line-through-style="none" style:text-line-through-width="auto" style:text-line-through-color="font-color" style:text-position="0% 100%" fo:font-family="Century Gothic" fo:font-size="0.44444in" style:font-size-asian="0.44444in" style:font-size-complex="0.44444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2">
      <style:paragraph-properties fo:line-height="80%" fo:text-align="center"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small-caps" style:text-line-through-type="none" style:text-line-through-style="none" style:text-line-through-width="auto" style:text-line-through-color="font-color" style:text-position="0% 100%" fo:font-family="Century Gothic" fo:font-size="0.44444in" style:font-size-asian="0.44444in" style:font-size-complex="0.44444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4">
      <style:text-properties fo:font-variant="small-caps" style:text-line-through-type="none" style:text-line-through-style="none" style:text-line-through-width="auto" style:text-line-through-color="font-color" style:text-position="0% 100%" fo:font-family="Century Gothic" fo:font-size="0.43056in" style:font-size-asian="0.43056in" style:font-size-complex="0.43056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small-caps" style:text-line-through-type="none" style:text-line-through-style="none" style:text-line-through-width="auto" style:text-line-through-color="font-color" style:text-position="0% 100%" fo:font-family="Century Gothic" fo:font-size="0.43056in" style:font-size-asian="0.43056in" style:font-size-complex="0.43056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80%" fo:text-align="center"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28">
      <style:graphic-properties draw:fill="none" draw:stroke="none"/>
    </style:style>
    <style:style style:family="graphic" style:name="a629" style:parent-style-name="Graphics">
      <style:graphic-properties draw:fill="none" draw:stroke="none"/>
    </style:style>
    <style:style style:family="presentation" style:name="a580">
      <style:graphic-properties draw:fill="none" draw:stroke="none"/>
    </style:style>
    <style:style style:family="graphic" style:name="a581" style:parent-style-name="Graphics">
      <style:graphic-properties draw:fill="none" draw:stroke="none"/>
    </style:style>
    <style:style style:family="presentation" style:name="a582">
      <style:graphic-properties draw:fill="none" draw:stroke="none"/>
    </style:style>
    <style:style style:family="graphic" style:name="a583" style:parent-style-name="Graphics">
      <style:graphic-properties draw:fill="none" draw:stroke="none"/>
    </style:style>
    <style:style style:family="graphic" style:name="a584" style:parent-style-name="Graphics">
      <style:graphic-properties draw:fill="none" draw:stroke="none"/>
    </style:style>
    <style:style style:family="text" style:name="a585">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6">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60">
      <style:drawing-page-properties draw:fill="bitmap" draw:fill-image-name="a65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text-transform="uppercase" style:text-line-through-type="none" style:text-line-through-style="none" style:text-line-through-width="auto" style:text-line-through-color="font-color" style:text-position="0% 100%" fo:font-family="Century Gothic" fo:font-size="0.69444in" style:font-size-asian="0.69444in" style:font-size-complex="0.69444in" fo:letter-spacing="0in" fo:language="bg" fo:country="BG"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62">
      <style:text-properties fo:text-transform="uppercase" style:text-line-through-type="none" style:text-line-through-style="none" style:text-line-through-width="auto" style:text-line-through-color="font-color" style:text-position="0% 100%" fo:font-family="Century Gothic" fo:font-size="0.69444in" style:font-size-asian="0.69444in" style:font-size-complex="0.69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65">
      <style:graphic-properties draw:fill="none" draw:stroke="none"/>
    </style:style>
    <style:style style:family="graphic" style:name="a666" style:parent-style-name="Graphics">
      <style:graphic-properties draw:fill="none" draw:stroke="none"/>
    </style:style>
    <style:style style:family="graphic" style:name="a667" style:parent-style-name="Graphics">
      <style:graphic-properties draw:fill="none" draw:stroke="none"/>
    </style:style>
    <style:style style:family="graphic" style:name="a668" style:parent-style-name="Graphics">
      <style:graphic-properties draw:fill="none" draw:stroke="none"/>
    </style:style>
    <style:style style:family="graphic" style:name="a669" style:parent-style-name="Graphics">
      <style:graphic-properties draw:fill="none" draw:stroke="none"/>
    </style:style>
    <style:style style:family="drawing-page" style:name="a554">
      <style:drawing-page-properties draw:fill="bitmap" draw:fill-image-name="a553"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small-caps" style:text-line-through-type="none" style:text-line-through-style="none" style:text-line-through-width="auto" style:text-line-through-color="font-color" style:text-position="0% 100%" fo:font-family="Century Gothic" fo:font-size="0.48611in" style:font-size-asian="0.48611in" style:font-size-complex="0.48611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small-caps" style:text-line-through-type="none" style:text-line-through-style="none" style:text-line-through-width="auto" style:text-line-through-color="font-color" style:text-position="0% 100%" fo:font-family="Century Gothic" fo:font-size="0.48611in" style:font-size-asian="0.48611in" style:font-size-complex="0.48611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7">
      <style:graphic-properties fo:wrap-option="wrap" fo:padding-top="0.05in" fo:padding-bottom="0.05in" fo:padding-left="0.1in" fo:padding-right="0.1in" draw:textarea-vertical-align="middle" draw:textarea-horizontal-align="center" draw:fill="solid" draw:fill-color="#363d46" draw:opacity="100%" draw:stroke="none" draw:auto-grow-width="false" draw:auto-grow-height="false" style:protect="position size"/>
      <style:paragraph-properties style:font-independent-line-spacing="true" style:writing-mode="lr-tb"/>
    </style:style>
    <style:style style:family="paragraph" style:name="a632">
      <style:paragraph-properties fo:line-height="90%" fo:text-align="center"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small-caps" style:text-line-through-type="none" style:text-line-through-style="none" style:text-line-through-width="auto" style:text-line-through-color="font-color" style:text-position="0% 100%" fo:font-family="Century Gothic" fo:font-size="0.48611in" style:font-size-asian="0.48611in" style:font-size-complex="0.48611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small-caps" style:text-line-through-type="none" style:text-line-through-style="none" style:text-line-through-width="auto" style:text-line-through-color="font-color" style:text-position="0% 100%" fo:font-family="Century Gothic" fo:font-size="0.47222in" style:font-size-asian="0.47222in" style:font-size-complex="0.47222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5">
      <style:text-properties fo:font-variant="small-caps" style:text-line-through-type="none" style:text-line-through-style="none" style:text-line-through-width="auto" style:text-line-through-color="font-color" style:text-position="0% 100%" fo:font-family="Century Gothic" fo:font-size="0.47222in" style:font-size-asian="0.47222in" style:font-size-complex="0.47222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font-variant="small-caps" style:text-line-through-type="none" style:text-line-through-style="none" style:text-line-through-width="auto" style:text-line-through-color="font-color" style:text-position="0% 100%" fo:font-family="Century Gothic" fo:font-size="0.47222in" style:font-size-asian="0.47222in" style:font-size-complex="0.47222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7">
      <style:text-properties fo:font-variant="small-caps" style:text-line-through-type="none" style:text-line-through-style="none" style:text-line-through-width="auto" style:text-line-through-color="font-color" style:text-position="0% 100%" fo:font-family="Century Gothic" fo:font-size="0.47222in" style:font-size-asian="0.47222in" style:font-size-complex="0.47222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8">
      <style:text-properties fo:font-variant="small-caps" style:text-line-through-type="none" style:text-line-through-style="none" style:text-line-through-width="auto" style:text-line-through-color="font-color" style:text-position="0% 100%" fo:font-family="Century Gothic" fo:font-size="0.47222in" style:font-size-asian="0.47222in" style:font-size-complex="0.47222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9">
      <style:text-properties fo:font-variant="small-caps" style:text-line-through-type="none" style:text-line-through-style="none" style:text-line-through-width="auto" style:text-line-through-color="font-color" style:text-position="0% 100%" fo:font-family="Century Gothic" fo:font-size="0.47222in" style:font-size-asian="0.47222in" style:font-size-complex="0.47222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0">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9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93">
      <style:text-properties fo:text-transform="uppercase" style:text-line-through-type="none" style:text-line-through-style="none" style:text-line-through-width="auto" style:text-line-through-color="font-color" style:text-position="0% 100%" fo:font-family="Century Gothic" fo:font-size="0.375in" style:font-size-asian="0.375in" style:font-size-complex="0.375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02">
      <style:drawing-page-properties draw:fill="bitmap" draw:fill-image-name="a601"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4">
      <style:text-properties fo:text-transform="uppercase" style:text-line-through-type="none" style:text-line-through-style="none" style:text-line-through-width="auto" style:text-line-through-color="font-color" style:text-position="0% 100%" fo:font-family="Century Gothic" fo:font-size="0.375in" style:font-size-asian="0.375in" style:font-size-complex="0.375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05">
      <style:graphic-properties fo:wrap-option="wrap" fo:padding-top="0.05in" fo:padding-bottom="0.05in" fo:padding-left="0.1in" fo:padding-right="0.1in" draw:textarea-vertical-align="middle" draw:textarea-horizontal-align="center" draw:fill="solid" draw:fill-color="#282e35" draw:opacity="100%" draw:stroke="solid" svg:stroke-width="0.04861in" svg:stroke-color="#363d46" svg:stroke-opacity="65%" svg:stroke-linecap="round" draw:auto-grow-width="false" draw:auto-grow-height="false" style:protect="position size"/>
      <style:paragraph-properties style:font-independent-line-spacing="true" style:writing-mode="lr-tb"/>
    </style:style>
    <style:style style:family="text" style:name="a597">
      <style:text-properties fo:text-transform="uppercase" style:text-line-through-type="none" style:text-line-through-style="none" style:text-line-through-width="auto" style:text-line-through-color="font-color" style:text-position="0% 100%" fo:font-family="Century Gothic" fo:font-size="0.375in" style:font-size-asian="0.375in" style:font-size-complex="0.375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71">
      <style:drawing-page-properties draw:fill="bitmap" draw:fill-image-name="a67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text-transform="uppercase" style:text-line-through-type="none" style:text-line-through-style="none" style:text-line-through-width="auto" style:text-line-through-color="font-color" style:text-position="0% 100%" fo:font-family="Century Gothic" fo:font-size="0.75in" style:font-size-asian="0.75in" style:font-size-complex="0.75in" fo:letter-spacing="0in" fo:language="bg" fo:country="BG"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text-transform="uppercase" style:text-line-through-type="none" style:text-line-through-style="none" style:text-line-through-width="auto" style:text-line-through-color="font-color" style:text-position="0% 100%" fo:font-family="Century Gothic" fo:font-size="0.375in" style:font-size-asian="0.375in" style:font-size-complex="0.375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text-transform="uppercase" style:text-line-through-type="none" style:text-line-through-style="none" style:text-line-through-width="auto" style:text-line-through-color="font-color" style:text-position="0% 100%" fo:font-family="Century Gothic" fo:font-size="0.83333in" style:font-size-asian="0.83333in" style:font-size-complex="0.83333in" fo:letter-spacing="0in" fo:language="bg" fo:country="BG" fo:font-style="normal" style:font-style-asian="normal" style:font-style-complex="normal" fo:text-shadow="-0.0266in -0.02232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7">
      <style:text-properties fo:text-transform="uppercas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text-transform="uppercase"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561">
      <style:graphic-properties fo:wrap-option="wrap" fo:padding-top="0.05in" fo:padding-bottom="0.05in" fo:padding-left="0.1in" fo:padding-right="0.1in" draw:textarea-vertical-align="middle" draw:textarea-horizontal-align="center" draw:fill="bitmap" draw:fill-image-name="a560" style:repeat="stretch" draw:stroke="solid" svg:stroke-width="0.04861in" svg:stroke-color="#363d46" svg:stroke-opacity="65%" svg:stroke-linecap="round" draw:shadow="visible" draw:shadow-offset-x="0in" draw:shadow-offset-y="0.04167in" draw:shadow-color="#000000" draw:shadow-opacity="60%" draw:auto-grow-width="false" draw:auto-grow-height="false" style:protect="position size"/>
      <style:paragraph-properties style:font-independent-line-spacing="true" style:writing-mode="lr-tb"/>
    </style:style>
    <style:style style:family="text" style:name="a562">
      <style:text-properties fo:text-transform="uppercase" fo:color="#ffffff" style:text-line-through-type="none" style:text-line-through-style="none" style:text-line-through-width="auto" style:text-line-through-color="font-color" style:text-position="0% 100%" fo:font-family="-apple-system" fo:font-size="1.22222in" style:font-size-asian="1.22222in" style:font-size-complex="1.22222in" fo:letter-spacing="0in" fo:language="iu"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3">
      <style:text-properties fo:text-transform="uppercase" fo:color="#ffffff" style:text-line-through-type="none" style:text-line-through-style="none" style:text-line-through-width="auto" style:text-line-through-color="font-color" style:text-position="0% 100%" fo:font-family="-apple-system"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text-transform="uppercase" fo:color="#ffffff" style:text-line-through-type="none" style:text-line-through-style="none" style:text-line-through-width="auto" style:text-line-through-color="font-color" style:text-position="0% 100%" fo:font-family="-apple-system" fo:font-size="1.22222in" style:font-size-asian="1.22222in" style:font-size-complex="1.22222in" fo:letter-spacing="0in" fo:language="iu"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text-transform="uppercase" fo:color="#ffffff" style:text-line-through-type="none" style:text-line-through-style="none" style:text-line-through-width="auto" style:text-line-through-color="font-color" style:text-position="0% 100%" fo:font-family="-apple-system"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6">
      <style:text-properties fo:text-transform="uppercase" fo:color="#ffffff" style:text-line-through-type="none" style:text-line-through-style="none" style:text-line-through-width="auto" style:text-line-through-color="font-color" style:text-position="0% 100%" fo:font-family="-apple-system" fo:font-size="1.22222in" style:font-size-asian="1.22222in" style:font-size-complex="1.22222in" fo:letter-spacing="0in" fo:language="iu"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small-caps" style:text-line-through-type="none" style:text-line-through-style="none" style:text-line-through-width="auto" style:text-line-through-color="font-color" style:text-position="0% 100%" fo:font-family="Century Gothic" fo:font-size="0.47222in" style:font-size-asian="0.47222in" style:font-size-complex="0.47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text-transform="uppercase" fo:color="#ffffff" style:text-line-through-type="none" style:text-line-through-style="none" style:text-line-through-width="auto" style:text-line-through-color="font-color" style:text-position="0% 100%" fo:font-family="-apple-system"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90%" fo:text-align="center"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text-transform="uppercase" fo:color="#0e1116" style:text-line-through-type="none" style:text-line-through-style="none" style:text-line-through-width="auto" style:text-line-through-color="font-color" style:text-position="0% 100%" fo:font-family="-apple-system"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69">
      <style:text-properties fo:text-transform="uppercas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small-caps"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4">
      <style:text-properties fo:font-variant="small-caps" style:text-line-through-type="none" style:text-line-through-style="none" style:text-line-through-width="auto" style:text-line-through-color="font-color" style:text-position="0% 100%" fo:font-family="Century Gothic" fo:font-size="0.44444in" style:font-size-asian="0.44444in" style:font-size-complex="0.44444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5">
      <style:paragraph-properties fo:line-height="80%" fo:text-align="center"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small-caps" style:text-line-through-type="none" style:text-line-through-style="none" style:text-line-through-width="auto" style:text-line-through-color="font-color" style:text-position="0% 100%" fo:font-family="Century Gothic" fo:font-size="0.44444in" style:font-size-asian="0.44444in" style:font-size-complex="0.44444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7">
      <style:text-properties fo:font-variant="small-caps" style:text-line-through-type="none" style:text-line-through-style="none" style:text-line-through-width="auto" style:text-line-through-color="font-color" style:text-position="0% 100%" fo:font-family="Century Gothic" fo:font-size="0.43056in" style:font-size-asian="0.43056in" style:font-size-complex="0.43056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small-caps" style:text-line-through-type="none" style:text-line-through-style="none" style:text-line-through-width="auto" style:text-line-through-color="font-color" style:text-position="0% 100%" fo:font-family="Century Gothic" fo:font-size="0.43056in" style:font-size-asian="0.43056in" style:font-size-complex="0.43056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small-caps" style:text-line-through-type="none" style:text-line-through-style="none" style:text-line-through-width="auto" style:text-line-through-color="font-color" style:text-position="0% 100%" fo:font-family="Century Gothic" fo:font-size="0.43056in" style:font-size-asian="0.43056in" style:font-size-complex="0.43056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0">
      <style:text-properties fo:font-variant="small-caps" style:text-line-through-type="none" style:text-line-through-style="none" style:text-line-through-width="auto" style:text-line-through-color="font-color" style:text-position="0% 100%" fo:font-family="Century Gothic" fo:font-size="0.29167in" style:font-size-asian="0.29167in" style:font-size-complex="0.29167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small-caps"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14">
      <style:graphic-properties draw:fill="none" draw:stroke="solid" svg:stroke-width="0.02083in" svg:stroke-color="#6f6f6f" svg:stroke-opacity="100%" svg:stroke-linecap="round" style:protect="position size"/>
    </style:style>
    <style:style style:family="drawing-page" style:name="a616">
      <style:drawing-page-properties draw:fill="bitmap" draw:fill-image-name="a61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text-transform="uppercas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bg" fo:country="BG"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text-transform="uppercas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573">
      <style:drawing-page-properties draw:fill="bitmap" draw:fill-image-name="a57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4">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5">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small-caps" style:text-line-through-type="none" style:text-line-through-style="none" style:text-line-through-width="auto" style:text-line-through-color="font-color" style:text-position="0% 100%" fo:font-family="Century Gothic" fo:font-size="0.43056in" style:font-size-asian="0.43056in" style:font-size-complex="0.43056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1">
      <style:text-properties fo:font-variant="small-caps" style:text-line-through-type="none" style:text-line-through-style="none" style:text-line-through-width="auto" style:text-line-through-color="font-color" style:text-position="0% 100%" fo:font-family="Century Gothic" fo:font-size="0.43056in" style:font-size-asian="0.43056in" style:font-size-complex="0.43056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7">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2">
      <style:text-properties fo:font-variant="small-caps" style:text-line-through-type="none" style:text-line-through-style="none" style:text-line-through-width="auto" style:text-line-through-color="font-color" style:text-position="0% 100%" fo:font-family="Century Gothic" fo:font-size="0.43056in" style:font-size-asian="0.43056in" style:font-size-complex="0.43056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small-caps" style:text-line-through-type="none" style:text-line-through-style="none" style:text-line-through-width="auto" style:text-line-through-color="font-color" style:text-position="0% 100%" fo:font-family="Century Gothic" fo:font-size="0.43056in" style:font-size-asian="0.43056in" style:font-size-complex="0.43056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7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54">
      <style:text-properties fo:font-variant="small-caps" style:text-line-through-type="none" style:text-line-through-style="none" style:text-line-through-width="auto" style:text-line-through-color="font-color" style:text-position="0% 100%" fo:font-family="Century Gothic" fo:font-size="0.43056in" style:font-size-asian="0.43056in" style:font-size-complex="0.43056in" fo:letter-spacing="0in" fo:language="bg" fo:country="BG"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5">
      <style:text-properties fo:font-variant="small-caps" style:text-line-through-type="none" style:text-line-through-style="none" style:text-line-through-width="auto" style:text-line-through-color="font-color" style:text-position="0% 100%" fo:font-family="Century Gothic" fo:font-size="0.43056in" style:font-size-asian="0.43056in" style:font-size-complex="0.43056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6">
      <style:paragraph-properties fo:line-height="80%" fo:text-align="center"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658" style:parent-style-name="Graphics">
      <style:graphic-properties draw:fill="none" draw:stroke="none"/>
    </style:style>
  </office:automatic-styles>
  <office:body>
    <office:presentation>
      <draw:page draw:name="Slide1" draw:style-name="a554" draw:master-page-name="Master1-Layout1-title-Title-Slide" presentation:presentation-page-layout-name="Master1-PPL1" draw:id="Slide-256">
        <draw:custom-shape svg:x="0in" svg:y="0in" svg:width="13.33333in" svg:height="7.5in" draw:id="id101" draw:style-name="a557" draw:name="Rectangle 7">
          <svg:title/>
          <svg:desc/>
          <text:p text:style-name="a556" text:class-names="" text:cond-style-name=""><text:span text:style-name="a555" text:class-names=""/></text:p>
          <draw:enhanced-geometry xmlns:dr3d="urn:oasis:names:tc:opendocument:xmlns:dr3d:1.0" draw:type="non-primitive" svg:viewBox="0 0 21600 21600" draw:enhanced-path="M 0 0 L 21600 0 21600 21600 0 21600 Z N"/>
        </draw:custom-shape>
        <draw:custom-shape svg:x="0in" svg:y="0in" svg:width="13.33333in" svg:height="5.82119in" draw:id="id102" draw:style-name="a561" draw:name="Freeform: Shape 9">
          <svg:title/>
          <svg:desc/>
          <text:p text:style-name="a559" text:class-names="" text:cond-style-name=""><text:span text:style-name="a558" text:class-names=""/></text:p>
          <draw:enhanced-geometry xmlns:dr3d="urn:oasis:names:tc:opendocument:xmlns:dr3d:1.0" draw:type="non-primitive" svg:viewBox="0 0 12192000 5322895" draw:enhanced-path="M 0 0 L 12192000 0 12192000 213719 12192000 471948 12192000 3571886 12192000 3753332 12192000 4806077 11957522 4849979 11679973 4899723 11401197 4948416 11121192 4990102 10842416 5032139 10562411 5071374 10286091 5105003 10006086 5136881 9727310 5165957 9453445 5191179 9175897 5216401 8902033 5237420 8628169 5253884 8355533 5271050 8085353 5285412 7817629 5295571 7549905 5304329 7284638 5312736 7023055 5316590 6761472 5320793 6503573 5322895 6248130 5320793 5995144 5320793 5744613 5316590 5498995 5310284 5255834 5304329 5017584 5297673 4780562 5287514 4547227 5276654 4318800 5266846 3873004 5239171 3445628 5209746 3035446 5178918 2647370 5144939 2276487 5109557 1932621 5071374 1609634 5033891 1312435 4996408 1039799 4961027 797865 4927397 579265 4895519 395052 4868896 240312 4843673 27853 4807592 0 4802879 0 3753332 0 3571886 0 471948 0 213719 Z N" draw:text-areas="?f192 ?f194 ?f193 ?f195" draw:glue-points="?f100 ?f101 ?f102 ?f101 ?f102 ?f103 ?f102 ?f104 ?f102 ?f105 ?f102 ?f106 ?f102 ?f107 ?f108 ?f109 ?f110 ?f111 ?f112 ?f113 ?f114 ?f115 ?f116 ?f117 ?f118 ?f119 ?f120 ?f121 ?f122 ?f123 ?f124 ?f125 ?f126 ?f127 ?f128 ?f129 ?f130 ?f131 ?f132 ?f133 ?f134 ?f135 ?f136 ?f137 ?f138 ?f139 ?f140 ?f141 ?f142 ?f143 ?f144 ?f145 ?f146 ?f147 ?f148 ?f149 ?f150 ?f147 ?f151 ?f147 ?f152 ?f145 ?f153 ?f154 ?f155 ?f141 ?f156 ?f157 ?f158 ?f159 ?f160 ?f161 ?f162 ?f163 ?f164 ?f165 ?f166 ?f167 ?f168 ?f169 ?f170 ?f171 ?f172 ?f173 ?f174 ?f119 ?f175 ?f176 ?f177 ?f178 ?f179 ?f180 ?f181 ?f182 ?f183 ?f184 ?f185 ?f186 ?f187 ?f188 ?f189 ?f190 ?f100 ?f191 ?f100 ?f106 ?f100 ?f105 ?f100 ?f104 ?f100 ?f103" draw:glue-point-leaving-directions="-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5322895"/>
            <draw:equation draw:name="f8" draw:formula="0 * ?f5 / 12192000"/>
            <draw:equation draw:name="f9" draw:formula="0 * ?f4 / 5322895"/>
            <draw:equation draw:name="f10" draw:formula="12192000 * ?f5 / 12192000"/>
            <draw:equation draw:name="f11" draw:formula="213719 * ?f4 / 5322895"/>
            <draw:equation draw:name="f12" draw:formula="471948 * ?f4 / 5322895"/>
            <draw:equation draw:name="f13" draw:formula="3571886 * ?f4 / 5322895"/>
            <draw:equation draw:name="f14" draw:formula="3753332 * ?f4 / 5322895"/>
            <draw:equation draw:name="f15" draw:formula="4806077 * ?f4 / 5322895"/>
            <draw:equation draw:name="f16" draw:formula="11957522 * ?f5 / 12192000"/>
            <draw:equation draw:name="f17" draw:formula="4849979 * ?f4 / 5322895"/>
            <draw:equation draw:name="f18" draw:formula="11679973 * ?f5 / 12192000"/>
            <draw:equation draw:name="f19" draw:formula="4899723 * ?f4 / 5322895"/>
            <draw:equation draw:name="f20" draw:formula="11401197 * ?f5 / 12192000"/>
            <draw:equation draw:name="f21" draw:formula="4948416 * ?f4 / 5322895"/>
            <draw:equation draw:name="f22" draw:formula="11121192 * ?f5 / 12192000"/>
            <draw:equation draw:name="f23" draw:formula="4990102 * ?f4 / 5322895"/>
            <draw:equation draw:name="f24" draw:formula="10842416 * ?f5 / 12192000"/>
            <draw:equation draw:name="f25" draw:formula="5032139 * ?f4 / 5322895"/>
            <draw:equation draw:name="f26" draw:formula="10562411 * ?f5 / 12192000"/>
            <draw:equation draw:name="f27" draw:formula="5071374 * ?f4 / 5322895"/>
            <draw:equation draw:name="f28" draw:formula="10286091 * ?f5 / 12192000"/>
            <draw:equation draw:name="f29" draw:formula="5105003 * ?f4 / 5322895"/>
            <draw:equation draw:name="f30" draw:formula="10006086 * ?f5 / 12192000"/>
            <draw:equation draw:name="f31" draw:formula="5136881 * ?f4 / 5322895"/>
            <draw:equation draw:name="f32" draw:formula="9727310 * ?f5 / 12192000"/>
            <draw:equation draw:name="f33" draw:formula="5165957 * ?f4 / 5322895"/>
            <draw:equation draw:name="f34" draw:formula="9453445 * ?f5 / 12192000"/>
            <draw:equation draw:name="f35" draw:formula="5191179 * ?f4 / 5322895"/>
            <draw:equation draw:name="f36" draw:formula="9175897 * ?f5 / 12192000"/>
            <draw:equation draw:name="f37" draw:formula="5216401 * ?f4 / 5322895"/>
            <draw:equation draw:name="f38" draw:formula="8902033 * ?f5 / 12192000"/>
            <draw:equation draw:name="f39" draw:formula="5237420 * ?f4 / 5322895"/>
            <draw:equation draw:name="f40" draw:formula="8628169 * ?f5 / 12192000"/>
            <draw:equation draw:name="f41" draw:formula="5253884 * ?f4 / 5322895"/>
            <draw:equation draw:name="f42" draw:formula="8355533 * ?f5 / 12192000"/>
            <draw:equation draw:name="f43" draw:formula="5271050 * ?f4 / 5322895"/>
            <draw:equation draw:name="f44" draw:formula="8085353 * ?f5 / 12192000"/>
            <draw:equation draw:name="f45" draw:formula="5285412 * ?f4 / 5322895"/>
            <draw:equation draw:name="f46" draw:formula="7817629 * ?f5 / 12192000"/>
            <draw:equation draw:name="f47" draw:formula="5295571 * ?f4 / 5322895"/>
            <draw:equation draw:name="f48" draw:formula="7549905 * ?f5 / 12192000"/>
            <draw:equation draw:name="f49" draw:formula="5304329 * ?f4 / 5322895"/>
            <draw:equation draw:name="f50" draw:formula="7284638 * ?f5 / 12192000"/>
            <draw:equation draw:name="f51" draw:formula="5312736 * ?f4 / 5322895"/>
            <draw:equation draw:name="f52" draw:formula="7023055 * ?f5 / 12192000"/>
            <draw:equation draw:name="f53" draw:formula="5316590 * ?f4 / 5322895"/>
            <draw:equation draw:name="f54" draw:formula="6761472 * ?f5 / 12192000"/>
            <draw:equation draw:name="f55" draw:formula="5320793 * ?f4 / 5322895"/>
            <draw:equation draw:name="f56" draw:formula="6503573 * ?f5 / 12192000"/>
            <draw:equation draw:name="f57" draw:formula="5322895 * ?f4 / 5322895"/>
            <draw:equation draw:name="f58" draw:formula="6248130 * ?f5 / 12192000"/>
            <draw:equation draw:name="f59" draw:formula="5995144 * ?f5 / 12192000"/>
            <draw:equation draw:name="f60" draw:formula="5744613 * ?f5 / 12192000"/>
            <draw:equation draw:name="f61" draw:formula="5498995 * ?f5 / 12192000"/>
            <draw:equation draw:name="f62" draw:formula="5310284 * ?f4 / 5322895"/>
            <draw:equation draw:name="f63" draw:formula="5255834 * ?f5 / 12192000"/>
            <draw:equation draw:name="f64" draw:formula="5017584 * ?f5 / 12192000"/>
            <draw:equation draw:name="f65" draw:formula="5297673 * ?f4 / 5322895"/>
            <draw:equation draw:name="f66" draw:formula="4780562 * ?f5 / 12192000"/>
            <draw:equation draw:name="f67" draw:formula="5287514 * ?f4 / 5322895"/>
            <draw:equation draw:name="f68" draw:formula="4547227 * ?f5 / 12192000"/>
            <draw:equation draw:name="f69" draw:formula="5276654 * ?f4 / 5322895"/>
            <draw:equation draw:name="f70" draw:formula="4318800 * ?f5 / 12192000"/>
            <draw:equation draw:name="f71" draw:formula="5266846 * ?f4 / 5322895"/>
            <draw:equation draw:name="f72" draw:formula="3873004 * ?f5 / 12192000"/>
            <draw:equation draw:name="f73" draw:formula="5239171 * ?f4 / 5322895"/>
            <draw:equation draw:name="f74" draw:formula="3445628 * ?f5 / 12192000"/>
            <draw:equation draw:name="f75" draw:formula="5209746 * ?f4 / 5322895"/>
            <draw:equation draw:name="f76" draw:formula="3035446 * ?f5 / 12192000"/>
            <draw:equation draw:name="f77" draw:formula="5178918 * ?f4 / 5322895"/>
            <draw:equation draw:name="f78" draw:formula="2647370 * ?f5 / 12192000"/>
            <draw:equation draw:name="f79" draw:formula="5144939 * ?f4 / 5322895"/>
            <draw:equation draw:name="f80" draw:formula="2276487 * ?f5 / 12192000"/>
            <draw:equation draw:name="f81" draw:formula="5109557 * ?f4 / 5322895"/>
            <draw:equation draw:name="f82" draw:formula="1932621 * ?f5 / 12192000"/>
            <draw:equation draw:name="f83" draw:formula="1609634 * ?f5 / 12192000"/>
            <draw:equation draw:name="f84" draw:formula="5033891 * ?f4 / 5322895"/>
            <draw:equation draw:name="f85" draw:formula="1312435 * ?f5 / 12192000"/>
            <draw:equation draw:name="f86" draw:formula="4996408 * ?f4 / 5322895"/>
            <draw:equation draw:name="f87" draw:formula="1039799 * ?f5 / 12192000"/>
            <draw:equation draw:name="f88" draw:formula="4961027 * ?f4 / 5322895"/>
            <draw:equation draw:name="f89" draw:formula="797865 * ?f5 / 12192000"/>
            <draw:equation draw:name="f90" draw:formula="4927397 * ?f4 / 5322895"/>
            <draw:equation draw:name="f91" draw:formula="579265 * ?f5 / 12192000"/>
            <draw:equation draw:name="f92" draw:formula="4895519 * ?f4 / 5322895"/>
            <draw:equation draw:name="f93" draw:formula="395052 * ?f5 / 12192000"/>
            <draw:equation draw:name="f94" draw:formula="4868896 * ?f4 / 5322895"/>
            <draw:equation draw:name="f95" draw:formula="240312 * ?f5 / 12192000"/>
            <draw:equation draw:name="f96" draw:formula="4843673 * ?f4 / 5322895"/>
            <draw:equation draw:name="f97" draw:formula="27853 * ?f5 / 12192000"/>
            <draw:equation draw:name="f98" draw:formula="4807592 * ?f4 / 5322895"/>
            <draw:equation draw:name="f99" draw:formula="4802879 * ?f4 / 5322895"/>
            <draw:equation draw:name="f100" draw:formula="?f8 / ?f6"/>
            <draw:equation draw:name="f101" draw:formula="?f9 / ?f7"/>
            <draw:equation draw:name="f102" draw:formula="?f10 / ?f6"/>
            <draw:equation draw:name="f103" draw:formula="?f11 / ?f7"/>
            <draw:equation draw:name="f104" draw:formula="?f12 / ?f7"/>
            <draw:equation draw:name="f105" draw:formula="?f13 / ?f7"/>
            <draw:equation draw:name="f106" draw:formula="?f14 / ?f7"/>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6"/>
            <draw:equation draw:name="f152" draw:formula="?f60 / ?f6"/>
            <draw:equation draw:name="f153" draw:formula="?f61 / ?f6"/>
            <draw:equation draw:name="f154" draw:formula="?f62 / ?f7"/>
            <draw:equation draw:name="f155" draw:formula="?f63 / ?f6"/>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6"/>
            <draw:equation draw:name="f176" draw:formula="?f84 / ?f7"/>
            <draw:equation draw:name="f177" draw:formula="?f85 / ?f6"/>
            <draw:equation draw:name="f178" draw:formula="?f86 / ?f7"/>
            <draw:equation draw:name="f179" draw:formula="?f87 / ?f6"/>
            <draw:equation draw:name="f180" draw:formula="?f88 / ?f7"/>
            <draw:equation draw:name="f181" draw:formula="?f89 / ?f6"/>
            <draw:equation draw:name="f182" draw:formula="?f90 / ?f7"/>
            <draw:equation draw:name="f183" draw:formula="?f91 / ?f6"/>
            <draw:equation draw:name="f184" draw:formula="?f92 / ?f7"/>
            <draw:equation draw:name="f185" draw:formula="?f93 / ?f6"/>
            <draw:equation draw:name="f186" draw:formula="?f94 / ?f7"/>
            <draw:equation draw:name="f187" draw:formula="?f95 / ?f6"/>
            <draw:equation draw:name="f188" draw:formula="?f96 / ?f7"/>
            <draw:equation draw:name="f189" draw:formula="?f97 / ?f6"/>
            <draw:equation draw:name="f190" draw:formula="?f98 / ?f7"/>
            <draw:equation draw:name="f191" draw:formula="?f99 / ?f7"/>
            <draw:equation draw:name="f192" draw:formula="?f0 / ?f6"/>
            <draw:equation draw:name="f193" draw:formula="?f1 / ?f6"/>
            <draw:equation draw:name="f194" draw:formula="?f2 / ?f7"/>
            <draw:equation draw:name="f195" draw:formula="?f3 / ?f7"/>
          </draw:enhanced-geometry>
        </draw:custom-shape>
        <draw:frame draw:id="id103" presentation:style-name="a571" draw:name="Subtitle 2" svg:x="1.91493in" svg:y="0.94618in" svg:width="9.48785in" svg:height="3.98611in" presentation:class="title" presentation:placeholder="false">
          <draw:text-box>
            <text:p text:style-name="a570" text:class-names="" text:cond-style-name=""><text:span text:style-name="a562" text:class-names="">ᒍᑌᔕ</text:span><text:span text:style-name="a563" text:class-names="">T<text:s text:c="1"/></text:span><text:span text:style-name="a564" text:class-names="">ᑕ</text:span><text:span text:style-name="a565" text:class-names="">O</text:span><text:span text:style-name="a566" text:class-names="">ᗪ</text:span><text:span text:style-name="a567" text:class-names="">E</text:span><text:span text:style-name="a568" text:class-names=""><text:line-break/></text:span><text:span text:style-name="a569" text:class-names=""/></text:p>
          </draw:text-box>
          <svg:title/>
          <svg:desc/>
        </draw:frame>
      </draw:page>
      <draw:page draw:name="Slide2" draw:style-name="a573" draw:master-page-name="Master1-Layout4-twoObj-Two-Content" presentation:presentation-page-layout-name="Master1-PPL4" draw:id="Slide-257">
        <draw:frame draw:id="id104" presentation:style-name="a579" draw:name="Title 1" svg:x="0.13916in" svg:y="2.8365in" svg:width="2.32149in" svg:height="1.32908in" presentation:class="title" presentation:placeholder="false">
          <draw:text-box>
            <text:p text:style-name="a578" text:class-names="" text:cond-style-name=""><text:span text:style-name="a574" text:class-names="">Scrum</text:span><text:span text:style-name="a575" text:class-names=""><text:s text:c="1"/></text:span><text:span text:style-name="a576" text:class-names="">trainer</text:span><text:span text:style-name="a577" text:class-names=""/></text:p>
          </draw:text-box>
          <svg:title/>
          <svg:desc/>
        </draw:frame>
        <draw:frame draw:id="id105" presentation:style-name="a580" draw:name="Content Placeholder 5" svg:x="5.46632in" svg:y="3.50104in" svg:width="2.30743in" svg:height="2.30743in" style:rel-width="scale" style:rel-height="scale" presentation:class="graphic" presentation:placeholder="false">
          <draw:image xlink:href="media/image1.jpg" xlink:type="simple" xlink:show="embed" xlink:actuate="onLoad"/>
          <svg:title/>
          <svg:desc>A person in a white shirt

Description automatically generated with low confidence</svg:desc>
        </draw:frame>
        <draw:frame draw:id="id106" draw:style-name="a581" draw:name="Picture 11" svg:x="10.73383in" svg:y="3.61068in" svg:width="2.29742in" svg:height="2.29968in" style:rel-width="scale" style:rel-height="scale">
          <draw:image xlink:href="media/image2.jpg" xlink:type="simple" xlink:show="embed" xlink:actuate="onLoad"/>
          <svg:title/>
          <svg:desc>A person with dark hair

Description automatically generated with low confidence</svg:desc>
        </draw:frame>
        <draw:frame draw:id="id107" presentation:style-name="a582" draw:name="Content Placeholder 15" svg:x="8.25545in" svg:y="2.57612in" svg:width="2.12925in" svg:height="2.32099in" style:rel-width="scale" style:rel-height="scale" presentation:class="graphic" presentation:placeholder="false">
          <draw:image xlink:href="media/image3.jpg" xlink:type="simple" xlink:show="embed" xlink:actuate="onLoad"/>
          <svg:title/>
          <svg:desc>A person in a blue shirt

Description automatically generated with medium confidence</svg:desc>
        </draw:frame>
        <draw:frame draw:id="id108" draw:style-name="a583" draw:name="Picture 17" svg:x="2.80977in" svg:y="2.73299in" svg:width="2.30743in" svg:height="2.30743in" style:rel-width="scale" style:rel-height="scale">
          <draw:image xlink:href="media/image4.jpg" xlink:type="simple" xlink:show="embed" xlink:actuate="onLoad"/>
          <svg:title/>
          <svg:desc>A picture containing person, blurry

Description automatically generated</svg:desc>
        </draw:frame>
        <draw:frame draw:id="id109" draw:style-name="a584" draw:name="Picture 19" svg:x="0.1452in" svg:y="4.16558in" svg:width="2.40494in" svg:height="2.40494in" style:rel-width="scale" style:rel-height="scale">
          <draw:image xlink:href="media/image5.jpg" xlink:type="simple" xlink:show="embed" xlink:actuate="onLoad"/>
          <svg:title/>
          <svg:desc>A person wearing glasses

Description automatically generated with medium confidence</svg:desc>
        </draw:frame>
        <draw:frame draw:id="id110" draw:style-name="a588" draw:name="Title 1" svg:x="10.70976in" svg:y="2.45303in" svg:width="2.32149in" svg:height="1.43367in">
          <draw:text-box>
            <text:p text:style-name="a587" text:class-names="" text:cond-style-name=""><text:span text:style-name="a585" text:class-names="">Mentor</text:span><text:span text:style-name="a586" text:class-names=""/></text:p>
          </draw:text-box>
          <svg:title/>
          <svg:desc/>
        </draw:frame>
        <draw:frame draw:id="id111" draw:style-name="a592" draw:name="Title 1" svg:x="8.15934in" svg:y="1.40283in" svg:width="2.32149in" svg:height="1.43367in">
          <draw:text-box>
            <text:p text:style-name="a591" text:class-names="" text:cond-style-name=""><text:span text:style-name="a589" text:class-names="">Q&amp;A</text:span><text:span text:style-name="a590" text:class-names=""/></text:p>
          </draw:text-box>
          <svg:title/>
          <svg:desc/>
        </draw:frame>
        <draw:frame draw:id="id112" draw:style-name="a596" draw:name="Title 1" svg:x="5.4193in" svg:y="2.30294in" svg:width="2.32149in" svg:height="1.43367in">
          <draw:text-box>
            <text:p text:style-name="a595" text:class-names="" text:cond-style-name=""><text:span text:style-name="a593" text:class-names="">Back-end-developer</text:span><text:span text:style-name="a594" text:class-names=""/></text:p>
          </draw:text-box>
          <svg:title/>
          <svg:desc/>
        </draw:frame>
        <draw:frame draw:id="id113" draw:style-name="a600" draw:name="Title 1" svg:x="2.84481in" svg:y="1.40283in" svg:width="2.32149in" svg:height="1.43367in">
          <draw:text-box>
            <text:p text:style-name="a599" text:class-names="" text:cond-style-name=""><text:span text:style-name="a597" text:class-names="">Front-end-developer</text:span><text:span text:style-name="a598" text:class-names=""/></text:p>
          </draw:text-box>
          <svg:title/>
          <svg:desc/>
        </draw:frame>
      </draw:page>
      <draw:page draw:name="Slide3" draw:style-name="a602" draw:master-page-name="Master1-Layout1-title-Title-Slide" presentation:presentation-page-layout-name="Master1-PPL1" draw:id="Slide-258">
        <draw:custom-shape svg:x="0.7037in" svg:y="0.7037in" svg:width="11.92593in" svg:height="6.09259in" draw:id="id114" draw:style-name="a605" draw:name="Rounded Rectangle 9">
          <svg:title/>
          <svg:desc/>
          <text:p text:style-name="a604" text:class-names="" text:cond-style-name=""><text:span text:style-name="a60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6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16" presentation:style-name="a609" draw:name="Title 1" svg:x="1.24826in" svg:y="1.05555in" svg:width="6.6443in" svg:height="5.37847in" presentation:class="title" presentation:placeholder="false">
          <draw:text-box>
            <text:p text:style-name="a608" text:class-names="" text:cond-style-name="" text:id="id115"><text:span text:style-name="a606" text:class-names="">ИДЕЯТА</text:span><text:span text:style-name="a607" text:class-names=""/></text:p>
          </draw:text-box>
          <svg:title/>
          <svg:desc/>
        </draw:frame>
        <draw:frame draw:id="id118" presentation:style-name="a613" draw:name="Subtitle 2" svg:x="8.52083in" svg:y="1.05555in" svg:width="4.10879in" svg:height="5.37847in" presentation:class="subtitle" presentation:placeholder="false">
          <draw:text-box>
            <text:p text:style-name="a612" text:class-names="" text:cond-style-name="" text:id="id117"><text:span text:style-name="a610" text:class-names="">Вместо да правим една, ние решихме да направим три игри, които можеш да избираш от главното меню</text:span><text:span text:style-name="a611" text:class-names=""/></text:p>
          </draw:text-box>
          <svg:title/>
          <svg:desc/>
        </draw:frame>
        <draw:connector draw:type="line" svg:x1="8.24442in" svg:y1="2.2in" svg:x2="8.24442in" svg:y2="5.3in" draw:id="id119" draw:style-name="a614" draw:name="Straight Connector 9">
          <svg:title/>
          <svg:desc/>
        </draw:connector>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17" anim:iterate-type="by-word" anim:iterate-interval="PT0.150000S" smil:begin="1.0s" smil:fill="hold">
                  <anim:set smil:targetElement="id117" smil:attributeName="visibility" smil:to="visible" smil:begin="0.0s" smil:dur="0.001s" smil:fill="hold"/>
                  <anim:transitionFilter smil:targetElement="id117" smil:type="fade" smil:subtype="crossfade" smil:dur="1.0s"/>
                </anim:iterate>
                <anim:iterate presentation:node-type="with-previous" presentation:preset-id="10" presentation:preset-sub-type="0" presentation:preset-class="entrance" presentation:group-id="0" smil:targetElement="id116" anim:iterate-type="by-word" anim:iterate-interval="PT0.150000S" smil:begin="0.5s" smil:fill="hold">
                  <anim:set smil:targetElement="id116" smil:attributeName="visibility" smil:to="visible" smil:begin="0.0s" smil:dur="0.001s" smil:fill="hold"/>
                  <anim:transitionFilter smil:targetElement="id116" smil:type="fade" smil:subtype="crossfade" smil:dur="1.0s"/>
                </anim:iterate>
              </anim:par>
            </anim:par>
          </anim:seq>
        </anim:par>
      </draw:page>
      <draw:page draw:name="Slide4" draw:style-name="a616" draw:master-page-name="Master1-Layout1-title-Title-Slide" presentation:presentation-page-layout-name="Master1-PPL1" draw:id="Slide-259">
        <draw:frame draw:id="id120" presentation:style-name="a620" draw:name="Title 1" svg:x="1.92245in" svg:y="0in" svg:width="9.48843in" svg:height="1.48958in" presentation:class="title" presentation:placeholder="false">
          <draw:text-box>
            <text:p text:style-name="a619" text:class-names="" text:cond-style-name=""><text:span text:style-name="a617" text:class-names="">Стадии на реализация</text:span><text:span text:style-name="a618" text:class-names=""/></text:p>
          </draw:text-box>
          <svg:title/>
          <svg:desc/>
        </draw:frame>
        <draw:frame draw:id="id121" presentation:style-name="a627" draw:name="Text Placeholder 5" svg:x="0.84201in" svg:y="2.48448in" svg:width="3.31424in" svg:height="2.08333in" presentation:class="subtitle" presentation:placeholder="false">
          <draw:text-box>
            <text:p text:style-name="a622" text:class-names="" text:cond-style-name=""><text:span text:style-name="a621" text:class-names="">1.</text:span></text:p>
            <text:p text:style-name="a626" text:class-names="" text:cond-style-name=""><text:span text:style-name="a623" text:class-names=""><text:s text:c="1"/></text:span><text:span text:style-name="a624" text:class-names="">Дискусия и разпределяне на роли</text:span><text:span text:style-name="a625" text:class-names=""/></text:p>
          </draw:text-box>
          <svg:title/>
          <svg:desc/>
        </draw:frame>
        <draw:frame draw:id="id122" presentation:style-name="a628" draw:name="Content Placeholder 4" svg:x="1.06684in" svg:y="4.75344in" svg:width="2.86458in" svg:height="1.90625in" style:rel-width="scale" style:rel-height="scale" presentation:class="graphic" presentation:placeholder="false">
          <draw:image xlink:href="media/image6.png" xlink:type="simple" xlink:show="embed" xlink:actuate="onLoad"/>
          <svg:title/>
          <svg:desc>A group of people talking

Description automatically generated with medium confidence</svg:desc>
        </draw:frame>
        <draw:frame draw:id="id123" draw:style-name="a629" draw:name="Picture 7" svg:x="5.10429in" svg:y="3.75in" svg:width="3.11458in" svg:height="1.76042in" style:rel-width="scale" style:rel-height="scale">
          <draw:image xlink:href="media/image7.jfif" xlink:type="simple" xlink:show="embed" xlink:actuate="onLoad"/>
          <svg:title/>
          <svg:desc>A group of people sitting at a table with laptops

Description automatically generated with medium confidence</svg:desc>
        </draw:frame>
        <draw:frame draw:id="id124" draw:style-name="a642" draw:name="Text Placeholder 5" svg:x="5.00781in" svg:y="1.76431in" svg:width="3.31424in" svg:height="1.88365in">
          <draw:text-box>
            <text:p text:style-name="a632" text:class-names="" text:cond-style-name=""><text:span text:style-name="a630" text:class-names="">2</text:span><text:span text:style-name="a631" text:class-names="">.</text:span></text:p>
            <text:p text:style-name="a641" text:class-names="" text:cond-style-name=""><text:span text:style-name="a633" text:class-names=""><text:s text:c="1"/></text:span><text:span text:style-name="a634" text:class-names="">Работа</text:span><text:span text:style-name="a635" text:class-names=""><text:s text:c="1"/></text:span><text:span text:style-name="a636" text:class-names="">по</text:span><text:span text:style-name="a637" text:class-names=""><text:s text:c="1"/></text:span><text:span text:style-name="a638" text:class-names="">задачат</text:span><text:span text:style-name="a639" text:class-names="">а</text:span><text:span text:style-name="a640" text:class-names=""/></text:p>
          </draw:text-box>
          <svg:title/>
          <svg:desc/>
        </draw:frame>
        <draw:frame draw:id="id125" draw:style-name="a657" draw:name="Text Placeholder 5" svg:x="9.27009in" svg:y="2.17369in" svg:width="2.87053in" svg:height="2.08333in">
          <draw:text-box>
            <text:p text:style-name="a645" text:class-names="" text:cond-style-name=""><text:span text:style-name="a643" text:class-names="">3</text:span><text:span text:style-name="a644" text:class-names="">.</text:span></text:p>
            <text:p text:style-name="a656" text:class-names="" text:cond-style-name=""><text:span text:style-name="a646" text:class-names=""><text:s text:c="1"/></text:span><text:span text:style-name="a647" text:class-names="">представяне</text:span><text:span text:style-name="a648" text:class-names=""><text:s text:c="1"/></text:span><text:span text:style-name="a649" text:class-names="">на</text:span><text:span text:style-name="a650" text:class-names=""><text:s text:c="1"/></text:span><text:span text:style-name="a651" text:class-names="">проекта</text:span><text:span text:style-name="a652" text:class-names=""><text:s text:c="1"/></text:span><text:span text:style-name="a653" text:class-names="">с</text:span><text:span text:style-name="a654" text:class-names="">и</text:span><text:span text:style-name="a655" text:class-names=""/></text:p>
          </draw:text-box>
          <svg:title/>
          <svg:desc/>
        </draw:frame>
        <draw:frame draw:id="id126" draw:style-name="a658" draw:name="Picture 11" svg:x="9.27604in" svg:y="4.23969in" svg:width="2.86458in" svg:height="1.90625in" style:rel-width="scale" style:rel-height="scale">
          <draw:image xlink:href="media/image8.jfif" xlink:type="simple" xlink:show="embed" xlink:actuate="onLoad"/>
          <svg:title/>
          <svg:desc>A picture containing text, clipart

Description automatically generated</svg:desc>
        </draw:frame>
      </draw:page>
      <draw:page draw:name="Slide5" draw:style-name="a660" draw:master-page-name="Master1-Layout2-obj-Title-and-Content" presentation:presentation-page-layout-name="Master1-PPL2" draw:id="Slide-260">
        <draw:frame draw:id="id127" presentation:style-name="a664" draw:name="Title 1" svg:x="0.94618in" svg:y="0.35895in" svg:width="5.52257in" svg:height="2.08333in" presentation:class="title" presentation:placeholder="false">
          <draw:text-box>
            <text:p text:style-name="a663" text:class-names="" text:cond-style-name=""><text:span text:style-name="a661" text:class-names="">Използвани Програми</text:span><text:span text:style-name="a662" text:class-names=""/></text:p>
          </draw:text-box>
          <svg:title/>
          <svg:desc/>
        </draw:frame>
        <draw:frame draw:id="id128" presentation:style-name="a665" draw:name="Content Placeholder 4" svg:x="4.50158in" svg:y="3.7631in" svg:width="4.6in" svg:height="2.875in" style:rel-width="scale" style:rel-height="scale" presentation:class="graphic" presentation:placeholder="false">
          <draw:image xlink:href="media/image9.png" xlink:type="simple" xlink:show="embed" xlink:actuate="onLoad"/>
          <svg:title/>
          <svg:desc>Icon

Description automatically generated</svg:desc>
        </draw:frame>
        <draw:frame draw:id="id129" draw:style-name="a666" draw:name="Picture 6" svg:x="9.30878in" svg:y="2.72135in" svg:width="2.60517in" svg:height="2.42281in" style:rel-width="scale" style:rel-height="scale">
          <draw:image xlink:href="media/image10.png" xlink:type="simple" xlink:show="embed" xlink:actuate="onLoad"/>
          <svg:title/>
          <svg:desc>Icon

Description automatically generated</svg:desc>
        </draw:frame>
        <draw:frame draw:id="id130" draw:style-name="a667" draw:name="Picture 12" svg:x="6.53205in" svg:y="0.67708in" svg:width="2.03621in" svg:height="1.98958in" style:rel-width="scale" style:rel-height="scale">
          <draw:image xlink:href="media/image11.png" xlink:type="simple" xlink:show="embed" xlink:actuate="onLoad"/>
          <svg:title/>
          <svg:desc>Icon

Description automatically generated</svg:desc>
        </draw:frame>
        <draw:frame draw:id="id131" draw:style-name="a668" draw:name="Picture 14" svg:x="2.09551in" svg:y="1.4658in" svg:width="3.90322in" svg:height="3.90322in" style:rel-width="scale" style:rel-height="scale">
          <draw:image xlink:href="media/image12.png" xlink:type="simple" xlink:show="embed" xlink:actuate="onLoad"/>
          <svg:title/>
          <svg:desc>Icon

Description automatically generated</svg:desc>
        </draw:frame>
        <draw:frame draw:id="id132" draw:style-name="a669" draw:name="Picture 16" svg:x="0.96105in" svg:y="4.26605in" svg:width="2.875in" svg:height="2.875in" style:rel-width="scale" style:rel-height="scale">
          <draw:image xlink:href="media/image13.png" xlink:type="simple" xlink:show="embed" xlink:actuate="onLoad"/>
          <svg:title/>
          <svg:desc>Icon

Description automatically generated</svg:desc>
        </draw:frame>
      </draw:page>
      <draw:page draw:name="Slide6" draw:style-name="a671" draw:master-page-name="Master1-Layout1-title-Title-Slide" presentation:presentation-page-layout-name="Master1-PPL1" draw:id="Slide-261">
        <draw:frame draw:id="id133" presentation:style-name="a675" draw:name="Title 1" svg:x="1.92245in" svg:y="2.37755in" svg:width="9.48843in" svg:height="2.19728in" presentation:class="title" presentation:placeholder="false">
          <draw:text-box>
            <text:p text:style-name="a674" text:class-names="" text:cond-style-name=""><text:span text:style-name="a672" text:class-names="">Сега нека преминем нататък</text:span><text:span text:style-name="a673"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91493in" svg:y="0.66667in" svg:width="9.48843in" svg:height="3.5in"/>
      <presentation:placeholder presentation:object="subtitle" svg:x="1.91493in" svg:y="4.25in" svg:width="9.48843in" svg:height="2.0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2" style:display-name="Title and Content">
      <presentation:placeholder presentation:object="title" svg:x="1.24826in" svg:y="0.66667in" svg:width="10.83333in" svg:height="2.08333in"/>
      <presentation:placeholder presentation:object="object" svg:x="1.24826in" svg:y="2.91667in" svg:width="10.8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3" style:display-name="Section Header">
      <presentation:placeholder presentation:object="title" svg:x="1.91493in" svg:y="3.61831in" svg:width="9.5in" svg:height="1.6063in"/>
      <presentation:placeholder presentation:object="outline" svg:x="1.91493in" svg:y="5.22461in" svg:width="9.5in" svg:height="0.94094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4" style:display-name="Two Content">
      <presentation:placeholder presentation:object="title" svg:x="1.24826in" svg:y="0.66667in" svg:width="10.83333in" svg:height="2.08333in"/>
      <presentation:placeholder presentation:object="object" svg:x="1.24826in" svg:y="2.91667in" svg:width="5.33333in" svg:height="3.41667in"/>
      <presentation:placeholder presentation:object="object" svg:x="6.74826in" svg:y="2.91667in" svg:width="5.3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5" style:display-name="Comparison">
      <presentation:placeholder presentation:object="title" svg:x="1.24826in" svg:y="0.66667in" svg:width="10.83333in" svg:height="2.08333in"/>
      <presentation:placeholder presentation:object="outline" svg:x="1.56308in" svg:y="2.90741in" svg:width="5.01852in" svg:height="0.63021in"/>
      <presentation:placeholder presentation:object="object" svg:x="1.24826in" svg:y="3.54687in" svg:width="5.33333in" svg:height="2.78646in"/>
      <presentation:placeholder presentation:object="outline" svg:x="7.0463in" svg:y="2.91667in" svg:width="5.0353in" svg:height="0.63021in"/>
      <presentation:placeholder presentation:object="object" svg:x="6.74826in" svg:y="3.54687in" svg:width="5.33333in" svg:height="2.78646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6" style:display-name="Title Only">
      <presentation:placeholder presentation:object="title" svg:x="1.24826in" svg:y="0.66667in" svg:width="10.83333in" svg:height="2.0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7" style:display-name="Blank">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8" style:display-name="Content with Caption">
      <presentation:placeholder presentation:object="title" svg:x="1.24826in" svg:y="1.75in" svg:width="3.88137in" svg:height="1.5in"/>
      <presentation:placeholder presentation:object="object" svg:x="5.5816in" svg:y="0.66667in" svg:width="6.5in" svg:height="5.66667in"/>
      <presentation:placeholder presentation:object="outline" svg:x="1.24826in" svg:y="3.25in" svg:width="3.88137in" svg:height="2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9" style:display-name="Picture with Caption">
      <presentation:placeholder presentation:object="title" svg:x="1.24826in" svg:y="1.75in" svg:width="5.83333in" svg:height="1.5in"/>
      <presentation:placeholder presentation:object="graphic" svg:x="8.12963in" svg:y="-0.02in" svg:width="3.58333in" svg:height="7.55in"/>
      <presentation:placeholder presentation:object="outline" svg:x="1.24826in" svg:y="3.25in" svg:width="5.83333in" svg:height="2in"/>
      <presentation:placeholder presentation:object="date-time" svg:x="6.99826in" svg:y="6.43403in" svg:width="1in" svg:height="0.39931in"/>
      <presentation:placeholder presentation:object="footer" svg:x="1.24826in" svg:y="6.43403in" svg:width="5.58333in" svg:height="0.39931in"/>
      <presentation:placeholder presentation:object="page-number" svg:x="11.74826in" svg:y="6.43403in" svg:width="0.35276in" svg:height="0.39931in"/>
    </style:presentation-page-layout>
    <style:presentation-page-layout style:name="Master1-PPL10" style:display-name="Panoramic Picture with Caption">
      <presentation:placeholder presentation:object="title" svg:x="1.24826in" svg:y="5.17592in" svg:width="10.83333in" svg:height="0.61979in"/>
      <presentation:placeholder presentation:object="graphic" svg:x="2.16493in" svg:y="1.01937in" svg:width="8.996in" svg:height="3.46126in"/>
      <presentation:placeholder presentation:object="outline" svg:x="1.24826in" svg:y="5.79572in" svg:width="10.83333in" svg:height="0.5399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1" style:display-name="Title and Caption">
      <presentation:placeholder presentation:object="title" svg:x="1.24826in" svg:y="0.66667in" svg:width="10.83333in" svg:height="3.4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2" style:display-name="Quote with Caption">
      <presentation:placeholder presentation:object="title" svg:x="1.5816in" svg:y="0.66667in" svg:width="10.16666in" svg:height="3in"/>
      <presentation:placeholder presentation:object="outline" svg:x="1.8316in" svg:y="3.66667in" svg:width="9.66667in" svg:height="0.4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3" style:display-name="Name Card">
      <presentation:placeholder presentation:object="title" svg:x="1.24826in" svg:y="3.61831in" svg:width="10.83333in" svg:height="1.6063in"/>
      <presentation:placeholder presentation:object="outline" svg:x="1.24826in" svg:y="5.22461in" svg:width="10.83333in" svg:height="0.94094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4" style:display-name="Quote Name Card">
      <presentation:placeholder presentation:object="title" svg:x="1.5816in" svg:y="0.66667in" svg:width="10.16666in" svg:height="3in"/>
      <presentation:placeholder presentation:object="outline" svg:x="1.24826in" svg:y="4.25in" svg:width="10.83333in" svg:height="0.97222in"/>
      <presentation:placeholder presentation:object="outline" svg:x="1.24826in" svg:y="5.22222in" svg:width="10.83333in" svg:height="1.11111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5" style:display-name="True or False">
      <presentation:placeholder presentation:object="title" svg:x="1.24826in" svg:y="0.66667in" svg:width="10.83333in" svg:height="3in"/>
      <presentation:placeholder presentation:object="outline" svg:x="1.24826in" svg:y="3.83333in" svg:width="10.83333in" svg:height="0.9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6" style:display-name="Title and Vertical Text">
      <presentation:placeholder presentation:object="title" svg:x="1.24826in" svg:y="0.66667in" svg:width="10.83333in" svg:height="2.08333in"/>
      <presentation:placeholder presentation:object="outline" svg:x="1.24826in" svg:y="2.91667in" svg:width="10.8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7" style:display-name="Vertical Title and Text">
      <presentation:placeholder presentation:object="title" svg:x="9.66415in" svg:y="0.66667in" svg:width="2.41745in" svg:height="5.66667in"/>
      <presentation:placeholder presentation:object="outline" svg:x="1.24826in" svg:y="0.66667in" svg:width="8.25in" svg:height="5.66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style style:family="graphic" style:name="Graphics"/>
    <style:default-style style:family="graphic">
      <style:graphic-properties draw:fill="solid" draw:fill-color="#6f6f6f" draw:opacity="100%" draw:stroke="solid" svg:stroke-width="0.02083in" svg:stroke-color="#505050" svg:stroke-opacity="100%" svg:stroke-linecap="round"/>
    </style:default-style>
    <draw:fill-image draw:name="a560" xlink:href="media/image14.png" xlink:show="embed" xlink:actuate="onLoad"/>
    <draw:fill-image draw:name="a349" xlink:href="media/image14.png" xlink:show="embed" xlink:actuate="onLoad"/>
    <draw:fill-image draw:name="a457" xlink:href="media/image14.png" xlink:show="embed" xlink:actuate="onLoad"/>
    <draw:fill-image draw:name="a226" xlink:href="media/image14.png" xlink:show="embed" xlink:actuate="onLoad"/>
    <draw:fill-image draw:name="a670" xlink:href="media/image14.png" xlink:show="embed" xlink:actuate="onLoad"/>
    <draw:fill-image draw:name="a403" xlink:href="media/image14.png" xlink:show="embed" xlink:actuate="onLoad"/>
    <draw:fill-image draw:name="a371" xlink:href="media/image14.png" xlink:show="embed" xlink:actuate="onLoad"/>
    <draw:fill-image draw:name="a483" xlink:href="media/image14.png" xlink:show="embed" xlink:actuate="onLoad"/>
    <draw:fill-image draw:name="a553" xlink:href="media/image14.png" xlink:show="embed" xlink:actuate="onLoad"/>
    <draw:fill-image draw:name="a518" xlink:href="media/image14.png" xlink:show="embed" xlink:actuate="onLoad"/>
    <draw:fill-image draw:name="a323" xlink:href="media/image14.png" xlink:show="embed" xlink:actuate="onLoad"/>
    <draw:fill-image draw:name="a258" xlink:href="media/image14.png" xlink:show="embed" xlink:actuate="onLoad"/>
    <draw:fill-image draw:name="a92" xlink:href="media/image14.png" xlink:show="embed" xlink:actuate="onLoad"/>
    <draw:fill-image draw:name="a297" xlink:href="media/image14.png" xlink:show="embed" xlink:actuate="onLoad"/>
    <draw:fill-image draw:name="a57" xlink:href="media/image14.png" xlink:show="embed" xlink:actuate="onLoad"/>
    <draw:fill-image draw:name="a0" xlink:href="media/image14.png" xlink:show="embed" xlink:actuate="onLoad"/>
    <draw:fill-image draw:name="a244" xlink:href="media/image14.png" xlink:show="embed" xlink:actuate="onLoad"/>
    <draw:fill-image draw:name="a615" xlink:href="media/image14.png" xlink:show="embed" xlink:actuate="onLoad"/>
    <draw:fill-image draw:name="a425" xlink:href="media/image14.png" xlink:show="embed" xlink:actuate="onLoad"/>
    <draw:fill-image draw:name="a601" xlink:href="media/image14.png" xlink:show="embed" xlink:actuate="onLoad"/>
    <draw:fill-image draw:name="a659" xlink:href="media/image14.png" xlink:show="embed" xlink:actuate="onLoad"/>
    <draw:fill-image draw:name="a572" xlink:href="media/image14.png" xlink:show="embed" xlink:actuate="onLoad"/>
    <draw:fill-image draw:name="a166" xlink:href="media/image14.png" xlink:show="embed" xlink:actuate="onLoad"/>
    <draw:fill-image draw:name="a35" xlink:href="media/image14.png" xlink:show="embed" xlink:actuate="onLoad"/>
    <draw:fill-image draw:name="a114" xlink:href="media/image1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52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2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26">
      <style:drawing-page-properties draw:fill="bitmap" draw:fill-image-name="a42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7">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4">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7">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4">
      <style:drawing-page-properties draw:fill="bitmap" draw:fill-image-name="a3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5">
      <style:text-properties fo:text-transform="uppercas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text-transform="uppercas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3">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3">
      <style:drawing-page-properties draw:fill="bitmap" draw:fill-image-name="a9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text-transform="uppercas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text-transform="uppercas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438">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text-transform="uppercas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5">
      <style:drawing-page-properties draw:fill="bitmap" draw:fill-image-name="a1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7">
      <style:drawing-page-properties draw:fill="bitmap" draw:fill-image-name="a2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top" draw:textarea-horizontal-align="center" draw:fill="none" svg:stroke-width="0.04167in" svg:stroke-color="#363d46" svg:stroke-opacity="100%" draw:auto-grow-width="false" draw:auto-grow-height="false" style:shrink-to-fit="true"/>
      <style:paragraph-properties style:font-independent-line-spacing="true" style:writing-mode="lr-tb"/>
    </style:style>
    <style:style style:family="text" style:name="a333">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58">
      <style:drawing-page-properties draw:fill="bitmap" draw:fill-image-name="a4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7">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5">
      <style:drawing-page-properties draw:fill="bitmap" draw:fill-image-name="a2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50">
      <style:drawing-page-properties draw:fill="bitmap" draw:fill-image-name="a34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1">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3">
      <style:text-properties fo:text-transform="uppercase"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7">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59">
      <style:drawing-page-properties draw:fill="bitmap" draw:fill-image-name="a25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text-transform="uppercas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text-transform="uppercas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2">
      <style:drawing-page-properties draw:fill="bitmap" draw:fill-image-name="a3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3">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4">
      <style:drawing-page-properties draw:fill="bitmap" draw:fill-image-name="a48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7">
      <style:drawing-page-properties draw:fill="bitmap" draw:fill-image-name="a1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0">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small-caps"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9">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8">
      <style:drawing-page-properties draw:fill="bitmap" draw:fill-image-name="a2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9">
      <style:text-properties fo:text-transform="uppercase"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small-caps"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
      <style:drawing-page-properties draw:fill="bitmap" draw:fill-image-name="a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text-transform="uppercas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text-transform="uppercas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
      <style:text-properties fo:font-variant="small-caps"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small-caps"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
      <style:drawing-page-properties draw:fill="bitmap" draw:fill-image-name="a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0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4">
      <style:drawing-page-properties draw:fill="bitmap" draw:fill-image-name="a4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9">
      <style:drawing-page-properties draw:fill="bitmap" draw:fill-image-name="a51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0">
      <style:text-properties fo:text-transform="uppercase"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top" draw:textarea-horizontal-align="center" draw:fill="none" svg:stroke-width="0.04167in" svg:stroke-color="#363d46" svg:stroke-opacity="100%" draw:auto-grow-width="false" draw:auto-grow-height="false" style:shrink-to-fit="true"/>
      <style:paragraph-properties style:font-independent-line-spacing="true" style:writing-mode="lr-tb"/>
    </style:style>
    <style:style style:family="text" style:name="a307">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0">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2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0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3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0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9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9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3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6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6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0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0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4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7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9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7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9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7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2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2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7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65">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1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8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1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8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39">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15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2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number:date-style xmlns:number="urn:oasis:names:tc:opendocument:xmlns:datastyle:1.0" style:name="a1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esh" style:page-layout-name="pageLayout1" draw:style-name="a1">
      <draw:frame draw:id="id0" presentation:style-name="a5" draw:name="Title Placeholder 1" svg:x="1.24826in" svg:y="0.66667in" svg:width="10.83333in" svg:height="2.08333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1" presentation:style-name="a22" draw:name="Text Placeholder 2" svg:x="1.24826in" svg:y="2.91667in" svg:width="10.83333in" svg:height="3.41667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2" presentation:style-name="a27" draw:name="Date Placeholder 3" svg:x="9.66493in" svg:y="6.43403in" svg:width="1.75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3" presentation:style-name="a30" draw:name="Footer Placeholder 4" svg:x="1.24826in" svg:y="6.43403in" svg:width="8.25in" svg:height="0.39931in" presentation:class="footer" presentation:placeholder="false">
        <draw:text-box>
          <text:p text:style-name="a29" text:class-names="" text:cond-style-name=""><text:span text:style-name="a28" text:class-names=""/></text:p>
        </draw:text-box>
        <svg:title/>
        <svg:desc/>
      </draw:frame>
      <draw:frame draw:id="id4" presentation:style-name="a34" draw:name="Slide Number Placeholder 5" svg:x="11.49826in" svg:y="6.43403in" svg:width="0.60276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6">
      <draw:frame draw:id="id5" presentation:style-name="a40" draw:name="Title 1" svg:x="1.91493in" svg:y="0.66667in" svg:width="9.48843in" svg:height="3.5in" presentation:class="title" presentation:placeholder="false">
        <draw:text-box>
          <text:p text:style-name="a39" text:class-names="" text:cond-style-name=""><text:span text:style-name="a37" text:class-names="">Click to edit Master title style</text:span><text:span text:style-name="a38" text:class-names=""/></text:p>
        </draw:text-box>
        <svg:title/>
        <svg:desc/>
      </draw:frame>
      <draw:frame draw:id="id6" presentation:style-name="a44" draw:name="Subtitle 2" svg:x="1.91493in" svg:y="4.25in" svg:width="9.48843in" svg:height="2.08333in" presentation:class="subtitle" presentation:placeholder="false">
        <draw:text-box>
          <text:p text:style-name="a43" text:class-names="" text:cond-style-name=""><text:span text:style-name="a41" text:class-names="">Click to edit Master subtitle style</text:span><text:span text:style-name="a42" text:class-names=""/></text:p>
        </draw:text-box>
        <svg:title/>
        <svg:desc/>
      </draw:frame>
      <draw:frame draw:id="id7" presentation:style-name="a49" draw:name="Date Placeholder 3" svg:x="9.66493in" svg:y="6.43403in" svg:width="1.75in" svg:height="0.39931in" presentation:class="date-time" presentation:placeholder="false">
        <draw:text-box>
          <text:p text:style-name="a48" text:class-names="" text:cond-style-name=""><text:span text:style-name="a45" text:class-names=""><text:date text:fixed="false" style:data-style-name="a46"/></text:span><text:span text:style-name="a47" text:class-names=""/></text:p>
        </draw:text-box>
        <svg:title/>
        <svg:desc/>
      </draw:frame>
      <draw:frame draw:id="id8" presentation:style-name="a52" draw:name="Footer Placeholder 4" svg:x="1.24826in" svg:y="6.43403in" svg:width="8.25in" svg:height="0.39931in" presentation:class="footer" presentation:placeholder="false">
        <draw:text-box>
          <text:p text:style-name="a51" text:class-names="" text:cond-style-name=""><text:span text:style-name="a50" text:class-names=""/></text:p>
        </draw:text-box>
        <svg:title/>
        <svg:desc/>
      </draw:frame>
      <draw:frame draw:id="id9" presentation:style-name="a56" draw:name="Slide Number Placeholder 5" svg:x="11.49826in" svg:y="6.43403in" svg:width="0.60276in" svg:height="0.39931in" presentation:class="page-number" presentation:placeholder="false">
        <draw:text-box>
          <text:p text:style-name="a55" text:class-names="" text:cond-style-name=""><text:span text:style-name="a53" text:class-names=""><text:page-number style:num-format="1" text:fixed="false"/></text:span><text:span text:style-name="a54" text:class-names=""/></text:p>
        </draw:text-box>
        <svg:title/>
        <svg:desc/>
      </draw:frame>
    </style:master-page>
    <style:master-page style:name="Master1-Layout2-obj-Title-and-Content" style:page-layout-name="pageLayout1" draw:style-name="a58">
      <draw:frame draw:id="id10" presentation:style-name="a62" draw:name="Title 1" svg:x="1.24826in" svg:y="0.66667in" svg:width="10.83333in" svg:height="2.08333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1" presentation:style-name="a79" draw:name="Content Placeholder 2" svg:x="1.24826in" svg:y="2.91667in" svg:width="10.83333in" svg:height="3.41667in" presentation:class="object" presentation:placeholder="false">
        <draw:text-box>
          <text:list text:style-name="a65">
            <text:list-item>
              <text:p text:style-name="a64" text:class-names="" text:cond-style-name=""><text:span text:style-name="a63" text:class-names="">Click to 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2" presentation:style-name="a84" draw:name="Date Placeholder 3" svg:x="9.66493in" svg:y="6.43403in" svg:width="1.75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3" presentation:style-name="a87" draw:name="Footer Placeholder 4" svg:x="1.24826in" svg:y="6.43403in" svg:width="8.25in" svg:height="0.39931in" presentation:class="footer" presentation:placeholder="false">
        <draw:text-box>
          <text:p text:style-name="a86" text:class-names="" text:cond-style-name=""><text:span text:style-name="a85" text:class-names=""/></text:p>
        </draw:text-box>
        <svg:title/>
        <svg:desc/>
      </draw:frame>
      <draw:frame draw:id="id14" presentation:style-name="a91" draw:name="Slide Number Placeholder 5" svg:x="11.49826in" svg:y="6.43403in" svg:width="0.60276in" svg:height="0.39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3">
      <draw:frame draw:id="id15" presentation:style-name="a97" draw:name="Title 1" svg:x="1.91493in" svg:y="3.61831in" svg:width="9.5in" svg:height="1.6063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16" presentation:style-name="a101" draw:name="Text Placeholder 2" svg:x="1.91493in" svg:y="5.22461in" svg:width="9.5in" svg:height="0.94094in" presentation:class="outline" presentation:placeholder="false">
        <draw:text-box>
          <text:list text:style-name="a100">
            <text:list-item>
              <text:p text:style-name="a99" text:class-names="" text:cond-style-name=""><text:span text:style-name="a98" text:class-names="">Click to edit Master text styles</text:span></text:p>
            </text:list-item>
          </text:list>
        </draw:text-box>
        <svg:title/>
        <svg:desc/>
      </draw:frame>
      <draw:frame draw:id="id17" presentation:style-name="a106" draw:name="Date Placeholder 3" svg:x="9.66493in" svg:y="6.43403in" svg:width="1.75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18" presentation:style-name="a109" draw:name="Footer Placeholder 4" svg:x="1.24826in" svg:y="6.43403in" svg:width="8.25in" svg:height="0.39931in" presentation:class="footer" presentation:placeholder="false">
        <draw:text-box>
          <text:p text:style-name="a108" text:class-names="" text:cond-style-name=""><text:span text:style-name="a107" text:class-names=""/></text:p>
        </draw:text-box>
        <svg:title/>
        <svg:desc/>
      </draw:frame>
      <draw:frame draw:id="id19" presentation:style-name="a113" draw:name="Slide Number Placeholder 5" svg:x="11.49826in" svg:y="6.43403in" svg:width="0.60276in" svg:height="0.39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style:master-page>
    <style:master-page style:name="Master1-Layout4-twoObj-Two-Content" style:page-layout-name="pageLayout1" draw:style-name="a115">
      <draw:frame draw:id="id20" presentation:style-name="a119" draw:name="Title 1" svg:x="1.24826in" svg:y="0.66667in" svg:width="10.83333in" svg:height="2.08333in" presentation:class="title" presentation:placeholder="false">
        <draw:text-box>
          <text:p text:style-name="a118" text:class-names="" text:cond-style-name=""><text:span text:style-name="a116" text:class-names="">Click to edit Master title style</text:span><text:span text:style-name="a117" text:class-names=""/></text:p>
        </draw:text-box>
        <svg:title/>
        <svg:desc/>
      </draw:frame>
      <draw:frame draw:id="id21" presentation:style-name="a136" draw:name="Content Placeholder 2" svg:x="1.24826in" svg:y="2.91667in" svg:width="5.33333in" svg:height="3.41667in" presentation:class="object" presentation:placeholder="false">
        <draw:text-box>
          <text:list text:style-name="a122">
            <text:list-item>
              <text:p text:style-name="a121" text:class-names="" text:cond-style-name=""><text:span text:style-name="a120" text:class-names="">Click to edit Master text styles</text:span></text:p>
            </text:list-item>
          </text:list>
          <text:list text:style-name="a125">
            <text:list-item>
              <text:list text:style-name="a125">
                <text:list-item>
                  <text:p text:style-name="a124" text:class-names="" text:cond-style-name=""><text:span text:style-name="a123" text:class-names="">Second level</text:span></text:p>
                </text:list-item>
              </text:list>
            </text:list-item>
          </text:list>
          <text:list text:style-name="a128">
            <text:list-item>
              <text:list text:style-name="a128">
                <text:list-item>
                  <text:list text:style-name="a128">
                    <text:list-item>
                      <text:p text:style-name="a127" text:class-names="" text:cond-style-name=""><text:span text:style-name="a126" text:class-names="">Third le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Fourth le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2" text:class-names="">Fifth level</text:span><text:span text:style-name="a133" text:class-names=""/></text:p>
                            </text:list-item>
                          </text:list>
                        </text:list-item>
                      </text:list>
                    </text:list-item>
                  </text:list>
                </text:list-item>
              </text:list>
            </text:list-item>
          </text:list>
        </draw:text-box>
        <svg:title/>
        <svg:desc/>
      </draw:frame>
      <draw:frame draw:id="id22" presentation:style-name="a153" draw:name="Content Placeholder 3" svg:x="6.74826in" svg:y="2.91667in" svg:width="5.33333in" svg:height="3.41667in" presentation:class="object" presentation:placeholder="false">
        <draw:text-box>
          <text:list text:style-name="a139">
            <text:list-item>
              <text:p text:style-name="a138" text:class-names="" text:cond-style-name=""><text:span text:style-name="a137" text:class-names="">Click to edit Master text styles</text:span></text:p>
            </text:list-item>
          </text:list>
          <text:list text:style-name="a142">
            <text:list-item>
              <text:list text:style-name="a142">
                <text:list-item>
                  <text:p text:style-name="a141" text:class-names="" text:cond-style-name=""><text:span text:style-name="a140" text:class-names="">Second level</text:span></text:p>
                </text:list-item>
              </text:list>
            </text:list-item>
          </text:list>
          <text:list text:style-name="a145">
            <text:list-item>
              <text:list text:style-name="a145">
                <text:list-item>
                  <text:list text:style-name="a145">
                    <text:list-item>
                      <text:p text:style-name="a144" text:class-names="" text:cond-style-name=""><text:span text:style-name="a143" text:class-names="">Third le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Fourth le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9" text:class-names="">Fifth level</text:span><text:span text:style-name="a150" text:class-names=""/></text:p>
                            </text:list-item>
                          </text:list>
                        </text:list-item>
                      </text:list>
                    </text:list-item>
                  </text:list>
                </text:list-item>
              </text:list>
            </text:list-item>
          </text:list>
        </draw:text-box>
        <svg:title/>
        <svg:desc/>
      </draw:frame>
      <draw:frame draw:id="id23" presentation:style-name="a158" draw:name="Date Placeholder 4" svg:x="9.66493in" svg:y="6.43403in" svg:width="1.75in" svg:height="0.39931in" presentation:class="date-time" presentation:placeholder="false">
        <draw:text-box>
          <text:p text:style-name="a157" text:class-names="" text:cond-style-name=""><text:span text:style-name="a154" text:class-names=""><text:date text:fixed="false" style:data-style-name="a155"/></text:span><text:span text:style-name="a156" text:class-names=""/></text:p>
        </draw:text-box>
        <svg:title/>
        <svg:desc/>
      </draw:frame>
      <draw:frame draw:id="id24" presentation:style-name="a161" draw:name="Footer Placeholder 5" svg:x="1.24826in" svg:y="6.43403in" svg:width="8.25in" svg:height="0.39931in" presentation:class="footer" presentation:placeholder="false">
        <draw:text-box>
          <text:p text:style-name="a160" text:class-names="" text:cond-style-name=""><text:span text:style-name="a159" text:class-names=""/></text:p>
        </draw:text-box>
        <svg:title/>
        <svg:desc/>
      </draw:frame>
      <draw:frame draw:id="id25" presentation:style-name="a165" draw:name="Slide Number Placeholder 6" svg:x="11.49826in" svg:y="6.43403in" svg:width="0.60276in" svg:height="0.39931in" presentation:class="page-number" presentation:placeholder="false">
        <draw:text-box>
          <text:p text:style-name="a164" text:class-names="" text:cond-style-name=""><text:span text:style-name="a162" text:class-names=""><text:page-number style:num-format="1" text:fixed="false"/></text:span><text:span text:style-name="a163" text:class-names=""/></text:p>
        </draw:text-box>
        <svg:title/>
        <svg:desc/>
      </draw:frame>
    </style:master-page>
    <style:master-page style:name="Master1-Layout5-twoTxTwoObj-Comparison" style:page-layout-name="pageLayout1" draw:style-name="a167">
      <draw:frame draw:id="id26" presentation:style-name="a171" draw:name="Title 1" svg:x="1.24826in" svg:y="0.66667in" svg:width="10.83333in" svg:height="2.08333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75" draw:name="Text Placeholder 2" svg:x="1.56308in" svg:y="2.90741in" svg:width="5.01852in" svg:height="0.63021in" presentation:class="outline" presentation:placeholder="false">
        <draw:text-box>
          <text:list text:style-name="a174">
            <text:list-item>
              <text:p text:style-name="a173" text:class-names="" text:cond-style-name=""><text:span text:style-name="a172" text:class-names="">Click to edit Master text styles</text:span></text:p>
            </text:list-item>
          </text:list>
        </draw:text-box>
        <svg:title/>
        <svg:desc/>
      </draw:frame>
      <draw:frame draw:id="id28" presentation:style-name="a192" draw:name="Content Placeholder 3" svg:x="1.24826in" svg:y="3.54687in" svg:width="5.33333in" svg:height="2.78646in" presentation:class="object" presentation:placeholder="false">
        <draw:text-box>
          <text:list text:style-name="a178">
            <text:list-item>
              <text:p text:style-name="a177" text:class-names="" text:cond-style-name=""><text:span text:style-name="a176" text:class-names="">Click to edit Master text styles</text:span></text:p>
            </text:list-item>
          </text:list>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8" text:class-names="">Fifth level</text:span><text:span text:style-name="a189" text:class-names=""/></text:p>
                            </text:list-item>
                          </text:list>
                        </text:list-item>
                      </text:list>
                    </text:list-item>
                  </text:list>
                </text:list-item>
              </text:list>
            </text:list-item>
          </text:list>
        </draw:text-box>
        <svg:title/>
        <svg:desc/>
      </draw:frame>
      <draw:frame draw:id="id29" presentation:style-name="a196" draw:name="Text Placeholder 4" svg:x="7.0463in" svg:y="2.91667in" svg:width="5.0353in" svg:height="0.63021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30" presentation:style-name="a213" draw:name="Content Placeholder 5" svg:x="6.74826in" svg:y="3.54687in" svg:width="5.33333in" svg:height="2.78646in" presentation:class="object" presentation:placeholder="false">
        <draw:text-box>
          <text:list text:style-name="a199">
            <text:list-item>
              <text:p text:style-name="a198" text:class-names="" text:cond-style-name=""><text:span text:style-name="a197" text:class-names="">Click to edit Master text styles</text:span></text:p>
            </text:list-item>
          </text:list>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Fifth level</text:span><text:span text:style-name="a210" text:class-names=""/></text:p>
                            </text:list-item>
                          </text:list>
                        </text:list-item>
                      </text:list>
                    </text:list-item>
                  </text:list>
                </text:list-item>
              </text:list>
            </text:list-item>
          </text:list>
        </draw:text-box>
        <svg:title/>
        <svg:desc/>
      </draw:frame>
      <draw:frame draw:id="id31" presentation:style-name="a218" draw:name="Date Placeholder 6" svg:x="9.66493in" svg:y="6.43403in" svg:width="1.75in" svg:height="0.39931in" presentation:class="date-time" presentation:placeholder="false">
        <draw:text-box>
          <text:p text:style-name="a217" text:class-names="" text:cond-style-name=""><text:span text:style-name="a214" text:class-names=""><text:date text:fixed="false" style:data-style-name="a215"/></text:span><text:span text:style-name="a216" text:class-names=""/></text:p>
        </draw:text-box>
        <svg:title/>
        <svg:desc/>
      </draw:frame>
      <draw:frame draw:id="id32" presentation:style-name="a221" draw:name="Footer Placeholder 7" svg:x="1.24826in" svg:y="6.43403in" svg:width="8.25in" svg:height="0.39931in" presentation:class="footer" presentation:placeholder="false">
        <draw:text-box>
          <text:p text:style-name="a220" text:class-names="" text:cond-style-name=""><text:span text:style-name="a219" text:class-names=""/></text:p>
        </draw:text-box>
        <svg:title/>
        <svg:desc/>
      </draw:frame>
      <draw:frame draw:id="id33" presentation:style-name="a225" draw:name="Slide Number Placeholder 8" svg:x="11.49826in" svg:y="6.43403in" svg:width="0.60276in" svg:height="0.39931in" presentation:class="page-number" presentation:placeholder="false">
        <draw:text-box>
          <text:p text:style-name="a224" text:class-names="" text:cond-style-name=""><text:span text:style-name="a222" text:class-names=""><text:page-number style:num-format="1" text:fixed="false"/></text:span><text:span text:style-name="a223" text:class-names=""/></text:p>
        </draw:text-box>
        <svg:title/>
        <svg:desc/>
      </draw:frame>
    </style:master-page>
    <style:master-page style:name="Master1-Layout6-titleOnly-Title-Only" style:page-layout-name="pageLayout1" draw:style-name="a227">
      <draw:frame draw:id="id34" presentation:style-name="a231" draw:name="Title 1" svg:x="1.24826in" svg:y="0.66667in" svg:width="10.83333in" svg:height="2.08333in" presentation:class="title" presentation:placeholder="false">
        <draw:text-box>
          <text:p text:style-name="a230" text:class-names="" text:cond-style-name=""><text:span text:style-name="a228" text:class-names="">Click to edit Master title style</text:span><text:span text:style-name="a229" text:class-names=""/></text:p>
        </draw:text-box>
        <svg:title/>
        <svg:desc/>
      </draw:frame>
      <draw:frame draw:id="id35" presentation:style-name="a236" draw:name="Date Placeholder 2" svg:x="9.66493in" svg:y="6.43403in" svg:width="1.75in" svg:height="0.39931in" presentation:class="date-time" presentation:placeholder="false">
        <draw:text-box>
          <text:p text:style-name="a235" text:class-names="" text:cond-style-name=""><text:span text:style-name="a232" text:class-names=""><text:date text:fixed="false" style:data-style-name="a233"/></text:span><text:span text:style-name="a234" text:class-names=""/></text:p>
        </draw:text-box>
        <svg:title/>
        <svg:desc/>
      </draw:frame>
      <draw:frame draw:id="id36" presentation:style-name="a239" draw:name="Footer Placeholder 3" svg:x="1.24826in" svg:y="6.43403in" svg:width="8.25in" svg:height="0.39931in" presentation:class="footer" presentation:placeholder="false">
        <draw:text-box>
          <text:p text:style-name="a238" text:class-names="" text:cond-style-name=""><text:span text:style-name="a237" text:class-names=""/></text:p>
        </draw:text-box>
        <svg:title/>
        <svg:desc/>
      </draw:frame>
      <draw:frame draw:id="id37" presentation:style-name="a243" draw:name="Slide Number Placeholder 4" svg:x="11.49826in" svg:y="6.43403in" svg:width="0.60276in" svg:height="0.39931in" presentation:class="page-number" presentation:placeholder="false">
        <draw:text-box>
          <text:p text:style-name="a242" text:class-names="" text:cond-style-name=""><text:span text:style-name="a240" text:class-names=""><text:page-number style:num-format="1" text:fixed="false"/></text:span><text:span text:style-name="a241" text:class-names=""/></text:p>
        </draw:text-box>
        <svg:title/>
        <svg:desc/>
      </draw:frame>
    </style:master-page>
    <style:master-page style:name="Master1-Layout7-blank-Blank" style:page-layout-name="pageLayout1" draw:style-name="a245">
      <draw:frame draw:id="id38" presentation:style-name="a250" draw:name="Date Placeholder 1" svg:x="9.66493in" svg:y="6.43403in" svg:width="1.75in" svg:height="0.39931in" presentation:class="date-time" presentation:placeholder="false">
        <draw:text-box>
          <text:p text:style-name="a249" text:class-names="" text:cond-style-name=""><text:span text:style-name="a246" text:class-names=""><text:date text:fixed="false" style:data-style-name="a247"/></text:span><text:span text:style-name="a248" text:class-names=""/></text:p>
        </draw:text-box>
        <svg:title/>
        <svg:desc/>
      </draw:frame>
      <draw:frame draw:id="id39" presentation:style-name="a253" draw:name="Footer Placeholder 2" svg:x="1.24826in" svg:y="6.43403in" svg:width="8.25in" svg:height="0.39931in" presentation:class="footer" presentation:placeholder="false">
        <draw:text-box>
          <text:p text:style-name="a252" text:class-names="" text:cond-style-name=""><text:span text:style-name="a251" text:class-names=""/></text:p>
        </draw:text-box>
        <svg:title/>
        <svg:desc/>
      </draw:frame>
      <draw:frame draw:id="id40" presentation:style-name="a257" draw:name="Slide Number Placeholder 3" svg:x="11.49826in" svg:y="6.43403in" svg:width="0.60276in" svg:height="0.39931in" presentation:class="page-number" presentation:placeholder="false">
        <draw:text-box>
          <text:p text:style-name="a256" text:class-names="" text:cond-style-name=""><text:span text:style-name="a254" text:class-names=""><text:page-number style:num-format="1" text:fixed="false"/></text:span><text:span text:style-name="a255" text:class-names=""/></text:p>
        </draw:text-box>
        <svg:title/>
        <svg:desc/>
      </draw:frame>
    </style:master-page>
    <style:master-page style:name="Master1-Layout8-objTx-Content-with-Caption" style:page-layout-name="pageLayout1" draw:style-name="a259">
      <draw:frame draw:id="id41" presentation:style-name="a263" draw:name="Title 1" svg:x="1.24826in" svg:y="1.75in" svg:width="3.88137in" svg:height="1.5in" presentation:class="title" presentation:placeholder="false">
        <draw:text-box>
          <text:p text:style-name="a262" text:class-names="" text:cond-style-name=""><text:span text:style-name="a260" text:class-names="">Click to edit Master title style</text:span><text:span text:style-name="a261" text:class-names=""/></text:p>
        </draw:text-box>
        <svg:title/>
        <svg:desc/>
      </draw:frame>
      <draw:frame draw:id="id42" presentation:style-name="a280" draw:name="Content Placeholder 2" svg:x="5.5816in" svg:y="0.66667in" svg:width="6.5in" svg:height="5.66667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43" presentation:style-name="a284" draw:name="Text Placeholder 3" svg:x="1.24826in" svg:y="3.25in" svg:width="3.88137in" svg:height="2in" presentation:class="outline" presentation:placeholder="false">
        <draw:text-box>
          <text:list text:style-name="a283">
            <text:list-item>
              <text:p text:style-name="a282" text:class-names="" text:cond-style-name=""><text:span text:style-name="a281" text:class-names="">Click to edit Master text styles</text:span></text:p>
            </text:list-item>
          </text:list>
        </draw:text-box>
        <svg:title/>
        <svg:desc/>
      </draw:frame>
      <draw:frame draw:id="id44" presentation:style-name="a289" draw:name="Date Placeholder 4" svg:x="9.66493in" svg:y="6.43403in" svg:width="1.75in" svg:height="0.39931in" presentation:class="date-time" presentation:placeholder="false">
        <draw:text-box>
          <text:p text:style-name="a288" text:class-names="" text:cond-style-name=""><text:span text:style-name="a285" text:class-names=""><text:date text:fixed="false" style:data-style-name="a286"/></text:span><text:span text:style-name="a287" text:class-names=""/></text:p>
        </draw:text-box>
        <svg:title/>
        <svg:desc/>
      </draw:frame>
      <draw:frame draw:id="id45" presentation:style-name="a292" draw:name="Footer Placeholder 5" svg:x="1.24826in" svg:y="6.43403in" svg:width="8.25in" svg:height="0.39931in" presentation:class="footer" presentation:placeholder="false">
        <draw:text-box>
          <text:p text:style-name="a291" text:class-names="" text:cond-style-name=""><text:span text:style-name="a290" text:class-names=""/></text:p>
        </draw:text-box>
        <svg:title/>
        <svg:desc/>
      </draw:frame>
      <draw:frame draw:id="id46" presentation:style-name="a296" draw:name="Slide Number Placeholder 6" svg:x="11.49826in" svg:y="6.43403in" svg:width="0.60276in" svg:height="0.39931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style:master-page>
    <style:master-page style:name="Master1-Layout9-picTx-Picture-with-Caption" style:page-layout-name="pageLayout1" draw:style-name="a298">
      <draw:frame draw:id="id47" presentation:style-name="a302" draw:name="Title 1" svg:x="1.24826in" svg:y="1.75in" svg:width="5.83333in" svg:height="1.5in" presentation:class="title" presentation:placeholder="false">
        <draw:text-box>
          <text:p text:style-name="a301" text:class-names="" text:cond-style-name=""><text:span text:style-name="a299" text:class-names="">Click to edit Master title style</text:span><text:span text:style-name="a300" text:class-names=""/></text:p>
        </draw:text-box>
        <svg:title/>
        <svg:desc/>
      </draw:frame>
      <draw:frame draw:id="id48" presentation:style-name="a306" draw:name="Picture Placeholder 2" svg:x="8.12963in" svg:y="-0.02in" svg:width="3.58333in" svg:height="7.55in" presentation:class="graphic" presentation:placeholder="false">
        <draw:text-box>
          <text:p text:style-name="a305" text:class-names="" text:cond-style-name=""><text:span text:style-name="a303" text:class-names="">Click icon to add picture</text:span><text:span text:style-name="a304" text:class-names=""/></text:p>
        </draw:text-box>
        <svg:title/>
        <svg:desc/>
      </draw:frame>
      <draw:frame draw:id="id49" presentation:style-name="a310" draw:name="Text Placeholder 3" svg:x="1.24826in" svg:y="3.25in" svg:width="5.83333in" svg:height="2in" presentation:class="outline" presentation:placeholder="false">
        <draw:text-box>
          <text:list text:style-name="a309">
            <text:list-item>
              <text:p text:style-name="a308" text:class-names="" text:cond-style-name=""><text:span text:style-name="a307" text:class-names="">Click to edit Master text styles</text:span></text:p>
            </text:list-item>
          </text:list>
        </draw:text-box>
        <svg:title/>
        <svg:desc/>
      </draw:frame>
      <draw:frame draw:id="id50" presentation:style-name="a315" draw:name="Date Placeholder 4" svg:x="6.99826in" svg:y="6.43403in" svg:width="1in" svg:height="0.39931in" presentation:class="date-time" presentation:placeholder="false">
        <draw:text-box>
          <text:p text:style-name="a314" text:class-names="" text:cond-style-name=""><text:span text:style-name="a311" text:class-names=""><text:date text:fixed="false" style:data-style-name="a312"/></text:span><text:span text:style-name="a313" text:class-names=""/></text:p>
        </draw:text-box>
        <svg:title/>
        <svg:desc/>
      </draw:frame>
      <draw:frame draw:id="id51" presentation:style-name="a318" draw:name="Footer Placeholder 5" svg:x="1.24826in" svg:y="6.43403in" svg:width="5.58333in" svg:height="0.39931in" presentation:class="footer" presentation:placeholder="false">
        <draw:text-box>
          <text:p text:style-name="a317" text:class-names="" text:cond-style-name=""><text:span text:style-name="a316" text:class-names=""/></text:p>
        </draw:text-box>
        <svg:title/>
        <svg:desc/>
      </draw:frame>
      <draw:frame draw:id="id52" presentation:style-name="a322" draw:name="Slide Number Placeholder 6" svg:x="11.74826in" svg:y="6.43403in" svg:width="0.35276in" svg:height="0.39931in" presentation:class="page-number" presentation:placeholder="false">
        <draw:text-box>
          <text:p text:style-name="a321" text:class-names="" text:cond-style-name=""><text:span text:style-name="a319" text:class-names=""><text:page-number style:num-format="1" text:fixed="false"/></text:span><text:span text:style-name="a320" text:class-names=""/></text:p>
        </draw:text-box>
        <svg:title/>
        <svg:desc/>
      </draw:frame>
    </style:master-page>
    <style:master-page style:name="Master1-Layout10-cust-Panoramic-Picture-with-Caption" style:page-layout-name="pageLayout1" draw:style-name="a324">
      <draw:frame draw:id="id53" presentation:style-name="a328" draw:name="Title 1" svg:x="1.24826in" svg:y="5.17592in" svg:width="10.83333in" svg:height="0.6197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4" presentation:style-name="a332" draw:name="Picture Placeholder 2" svg:x="2.16493in" svg:y="1.01937in" svg:width="8.996in" svg:height="3.46126in" presentation:class="graphic" presentation:placeholder="false">
        <draw:text-box>
          <text:p text:style-name="a331" text:class-names="" text:cond-style-name=""><text:span text:style-name="a329" text:class-names="">Click icon to add picture</text:span><text:span text:style-name="a330" text:class-names=""/></text:p>
        </draw:text-box>
        <svg:title/>
        <svg:desc/>
      </draw:frame>
      <draw:frame draw:id="id55" presentation:style-name="a336" draw:name="Text Placeholder 3" svg:x="1.24826in" svg:y="5.79572in" svg:width="10.83333in" svg:height="0.53993in" presentation:class="outline" presentation:placeholder="false">
        <draw:text-box>
          <text:list text:style-name="a335">
            <text:list-item>
              <text:p text:style-name="a334" text:class-names="" text:cond-style-name=""><text:span text:style-name="a333" text:class-names="">Click to edit Master text styles</text:span></text:p>
            </text:list-item>
          </text:list>
        </draw:text-box>
        <svg:title/>
        <svg:desc/>
      </draw:frame>
      <draw:frame draw:id="id56" presentation:style-name="a341" draw:name="Date Placeholder 4" svg:x="9.66493in" svg:y="6.43403in" svg:width="1.75in" svg:height="0.39931in" presentation:class="date-time" presentation:placeholder="false">
        <draw:text-box>
          <text:p text:style-name="a340" text:class-names="" text:cond-style-name=""><text:span text:style-name="a337" text:class-names=""><text:date text:fixed="false" style:data-style-name="a338"/></text:span><text:span text:style-name="a339" text:class-names=""/></text:p>
        </draw:text-box>
        <svg:title/>
        <svg:desc/>
      </draw:frame>
      <draw:frame draw:id="id57" presentation:style-name="a344" draw:name="Footer Placeholder 5" svg:x="1.24826in" svg:y="6.43403in" svg:width="8.25in" svg:height="0.39931in" presentation:class="footer" presentation:placeholder="false">
        <draw:text-box>
          <text:p text:style-name="a343" text:class-names="" text:cond-style-name=""><text:span text:style-name="a342" text:class-names=""/></text:p>
        </draw:text-box>
        <svg:title/>
        <svg:desc/>
      </draw:frame>
      <draw:frame draw:id="id58" presentation:style-name="a348" draw:name="Slide Number Placeholder 6" svg:x="11.49826in" svg:y="6.43403in" svg:width="0.60276in" svg:height="0.39931in" presentation:class="page-number" presentation:placeholder="false">
        <draw:text-box>
          <text:p text:style-name="a347" text:class-names="" text:cond-style-name=""><text:span text:style-name="a345" text:class-names=""><text:page-number style:num-format="1" text:fixed="false"/></text:span><text:span text:style-name="a346" text:class-names=""/></text:p>
        </draw:text-box>
        <svg:title/>
        <svg:desc/>
      </draw:frame>
    </style:master-page>
    <style:master-page style:name="Master1-Layout11-cust-Title-and-Caption" style:page-layout-name="pageLayout1" draw:style-name="a350">
      <draw:frame draw:id="id59" presentation:style-name="a354" draw:name="Title 1" svg:x="1.24826in" svg:y="0.66667in" svg:width="10.83333in" svg:height="3.41667in" presentation:class="title" presentation:placeholder="false">
        <draw:text-box>
          <text:p text:style-name="a353" text:class-names="" text:cond-style-name=""><text:span text:style-name="a351" text:class-names="">Click to edit Master title style</text:span><text:span text:style-name="a352" text:class-names=""/></text:p>
        </draw:text-box>
        <svg:title/>
        <svg:desc/>
      </draw:frame>
      <draw:frame draw:id="id60" presentation:style-name="a358" draw:name="Text Placeholder 2" svg:x="1.24826in" svg:y="4.75in" svg:width="10.83333in" svg:height="1.58333in" presentation:class="outline" presentation:placeholder="false">
        <draw:text-box>
          <text:list text:style-name="a357">
            <text:list-item>
              <text:p text:style-name="a356" text:class-names="" text:cond-style-name=""><text:span text:style-name="a355" text:class-names="">Click to edit Master text styles</text:span></text:p>
            </text:list-item>
          </text:list>
        </draw:text-box>
        <svg:title/>
        <svg:desc/>
      </draw:frame>
      <draw:frame draw:id="id61" presentation:style-name="a363" draw:name="Date Placeholder 3" svg:x="9.66493in" svg:y="6.43403in" svg:width="1.75in" svg:height="0.39931in" presentation:class="date-time" presentation:placeholder="false">
        <draw:text-box>
          <text:p text:style-name="a362" text:class-names="" text:cond-style-name=""><text:span text:style-name="a359" text:class-names=""><text:date text:fixed="false" style:data-style-name="a360"/></text:span><text:span text:style-name="a361" text:class-names=""/></text:p>
        </draw:text-box>
        <svg:title/>
        <svg:desc/>
      </draw:frame>
      <draw:frame draw:id="id62" presentation:style-name="a366" draw:name="Footer Placeholder 4" svg:x="1.24826in" svg:y="6.43403in" svg:width="8.25in" svg:height="0.39931in" presentation:class="footer" presentation:placeholder="false">
        <draw:text-box>
          <text:p text:style-name="a365" text:class-names="" text:cond-style-name=""><text:span text:style-name="a364" text:class-names=""/></text:p>
        </draw:text-box>
        <svg:title/>
        <svg:desc/>
      </draw:frame>
      <draw:frame draw:id="id63" presentation:style-name="a370" draw:name="Slide Number Placeholder 5" svg:x="11.49826in" svg:y="6.43403in" svg:width="0.60276in" svg:height="0.39931in" presentation:class="page-number" presentation:placeholder="false">
        <draw:text-box>
          <text:p text:style-name="a369" text:class-names="" text:cond-style-name=""><text:span text:style-name="a367" text:class-names=""><text:page-number style:num-format="1" text:fixed="false"/></text:span><text:span text:style-name="a368" text:class-names=""/></text:p>
        </draw:text-box>
        <svg:title/>
        <svg:desc/>
      </draw:frame>
    </style:master-page>
    <style:master-page style:name="Master1-Layout12-cust-Quote-with-Caption" style:page-layout-name="pageLayout1" draw:style-name="a372">
      <draw:frame draw:id="id64" draw:style-name="a375" draw:name="TextBox 13" svg:x="0.91493in" svg:y="0.86048in" svg:width="0.66667in" svg:height="0.63952in">
        <draw:text-box>
          <text:p text:style-name="a374" text:class-names="" text:cond-style-name=""><text:span text:style-name="a373" text:class-names="">“</text:span></text:p>
        </draw:text-box>
        <svg:title/>
        <svg:desc/>
      </draw:frame>
      <draw:frame draw:id="id65" draw:style-name="a378" draw:name="TextBox 14" svg:x="11.41493in" svg:y="3in" svg:width="0.66667in" svg:height="0.63952in">
        <draw:text-box>
          <text:p text:style-name="a377" text:class-names="" text:cond-style-name=""><text:span text:style-name="a376" text:class-names="">”</text:span></text:p>
        </draw:text-box>
        <svg:title/>
        <svg:desc/>
      </draw:frame>
      <draw:frame draw:id="id66" presentation:style-name="a382" draw:name="Title 1" svg:x="1.5816in" svg:y="0.66667in" svg:width="10.16666in" svg:height="3in" presentation:class="title" presentation:placeholder="false">
        <draw:text-box>
          <text:p text:style-name="a381" text:class-names="" text:cond-style-name=""><text:span text:style-name="a379" text:class-names="">Click to edit Master title style</text:span><text:span text:style-name="a380" text:class-names=""/></text:p>
        </draw:text-box>
        <svg:title/>
        <svg:desc/>
      </draw:frame>
      <draw:frame draw:id="id67" presentation:style-name="a386" draw:name="Text Placeholder 9" svg:x="1.8316in" svg:y="3.66667in" svg:width="9.66667in" svg:height="0.41667in" presentation:class="outline" presentation:placeholder="false">
        <draw:text-box>
          <text:list text:style-name="a385">
            <text:list-item>
              <text:p text:style-name="a384" text:class-names="" text:cond-style-name=""><text:span text:style-name="a383" text:class-names="">Click to edit Master text styles</text:span></text:p>
            </text:list-item>
          </text:list>
        </draw:text-box>
        <svg:title/>
        <svg:desc/>
      </draw:frame>
      <draw:frame draw:id="id68" presentation:style-name="a390" draw:name="Text Placeholder 2" svg:x="1.24826in" svg:y="4.75in" svg:width="10.83333in" svg:height="1.58333in" presentation:class="outline" presentation:placeholder="false">
        <draw:text-box>
          <text:list text:style-name="a389">
            <text:list-item>
              <text:p text:style-name="a388" text:class-names="" text:cond-style-name=""><text:span text:style-name="a387" text:class-names="">Click to edit Master text styles</text:span></text:p>
            </text:list-item>
          </text:list>
        </draw:text-box>
        <svg:title/>
        <svg:desc/>
      </draw:frame>
      <draw:frame draw:id="id69" presentation:style-name="a395" draw:name="Date Placeholder 3" svg:x="9.66493in" svg:y="6.43403in" svg:width="1.75in" svg:height="0.39931in" presentation:class="date-time" presentation:placeholder="false">
        <draw:text-box>
          <text:p text:style-name="a394" text:class-names="" text:cond-style-name=""><text:span text:style-name="a391" text:class-names=""><text:date text:fixed="false" style:data-style-name="a392"/></text:span><text:span text:style-name="a393" text:class-names=""/></text:p>
        </draw:text-box>
        <svg:title/>
        <svg:desc/>
      </draw:frame>
      <draw:frame draw:id="id70" presentation:style-name="a398" draw:name="Footer Placeholder 4" svg:x="1.24826in" svg:y="6.43403in" svg:width="8.25in" svg:height="0.39931in" presentation:class="footer" presentation:placeholder="false">
        <draw:text-box>
          <text:p text:style-name="a397" text:class-names="" text:cond-style-name=""><text:span text:style-name="a396" text:class-names=""/></text:p>
        </draw:text-box>
        <svg:title/>
        <svg:desc/>
      </draw:frame>
      <draw:frame draw:id="id71" presentation:style-name="a402" draw:name="Slide Number Placeholder 5" svg:x="11.49826in" svg:y="6.43403in" svg:width="0.60276in" svg:height="0.39931in" presentation:class="page-number" presentation:placeholder="false">
        <draw:text-box>
          <text:p text:style-name="a401" text:class-names="" text:cond-style-name=""><text:span text:style-name="a399" text:class-names=""><text:page-number style:num-format="1" text:fixed="false"/></text:span><text:span text:style-name="a400" text:class-names=""/></text:p>
        </draw:text-box>
        <svg:title/>
        <svg:desc/>
      </draw:frame>
    </style:master-page>
    <style:master-page style:name="Master1-Layout13-cust-Name-Card" style:page-layout-name="pageLayout1" draw:style-name="a404">
      <draw:frame draw:id="id72" presentation:style-name="a408" draw:name="Title 1" svg:x="1.24826in" svg:y="3.61831in" svg:width="10.83333in" svg:height="1.6063in" presentation:class="title" presentation:placeholder="false">
        <draw:text-box>
          <text:p text:style-name="a407" text:class-names="" text:cond-style-name=""><text:span text:style-name="a405" text:class-names="">Click to edit Master title style</text:span><text:span text:style-name="a406" text:class-names=""/></text:p>
        </draw:text-box>
        <svg:title/>
        <svg:desc/>
      </draw:frame>
      <draw:frame draw:id="id73" presentation:style-name="a412" draw:name="Text Placeholder 2" svg:x="1.24826in" svg:y="5.22461in" svg:width="10.83333in" svg:height="0.94094in" presentation:class="outline" presentation:placeholder="false">
        <draw:text-box>
          <text:list text:style-name="a411">
            <text:list-item>
              <text:p text:style-name="a410" text:class-names="" text:cond-style-name=""><text:span text:style-name="a409" text:class-names="">Click to edit Master text styles</text:span></text:p>
            </text:list-item>
          </text:list>
        </draw:text-box>
        <svg:title/>
        <svg:desc/>
      </draw:frame>
      <draw:frame draw:id="id74" presentation:style-name="a417" draw:name="Date Placeholder 3" svg:x="9.66493in" svg:y="6.43403in" svg:width="1.75in" svg:height="0.39931in" presentation:class="date-time" presentation:placeholder="false">
        <draw:text-box>
          <text:p text:style-name="a416" text:class-names="" text:cond-style-name=""><text:span text:style-name="a413" text:class-names=""><text:date text:fixed="false" style:data-style-name="a414"/></text:span><text:span text:style-name="a415" text:class-names=""/></text:p>
        </draw:text-box>
        <svg:title/>
        <svg:desc/>
      </draw:frame>
      <draw:frame draw:id="id75" presentation:style-name="a420" draw:name="Footer Placeholder 4" svg:x="1.24826in" svg:y="6.43403in" svg:width="8.25in" svg:height="0.39931in" presentation:class="footer" presentation:placeholder="false">
        <draw:text-box>
          <text:p text:style-name="a419" text:class-names="" text:cond-style-name=""><text:span text:style-name="a418" text:class-names=""/></text:p>
        </draw:text-box>
        <svg:title/>
        <svg:desc/>
      </draw:frame>
      <draw:frame draw:id="id76" presentation:style-name="a424" draw:name="Slide Number Placeholder 5" svg:x="11.49826in" svg:y="6.43403in" svg:width="0.60276in" svg:height="0.39931in" presentation:class="page-number" presentation:placeholder="false">
        <draw:text-box>
          <text:p text:style-name="a423" text:class-names="" text:cond-style-name=""><text:span text:style-name="a421" text:class-names=""><text:page-number style:num-format="1" text:fixed="false"/></text:span><text:span text:style-name="a422" text:class-names=""/></text:p>
        </draw:text-box>
        <svg:title/>
        <svg:desc/>
      </draw:frame>
    </style:master-page>
    <style:master-page style:name="Master1-Layout14-cust-Quote-Name-Card" style:page-layout-name="pageLayout1" draw:style-name="a426">
      <draw:frame draw:id="id77" draw:style-name="a429" draw:name="TextBox 13" svg:x="0.91493in" svg:y="0.86048in" svg:width="0.66667in" svg:height="0.63952in">
        <draw:text-box>
          <text:p text:style-name="a428" text:class-names="" text:cond-style-name=""><text:span text:style-name="a427" text:class-names="">“</text:span></text:p>
        </draw:text-box>
        <svg:title/>
        <svg:desc/>
      </draw:frame>
      <draw:frame draw:id="id78" draw:style-name="a432" draw:name="TextBox 14" svg:x="11.41493in" svg:y="3in" svg:width="0.66667in" svg:height="0.63952in">
        <draw:text-box>
          <text:p text:style-name="a431" text:class-names="" text:cond-style-name=""><text:span text:style-name="a430" text:class-names="">”</text:span></text:p>
        </draw:text-box>
        <svg:title/>
        <svg:desc/>
      </draw:frame>
      <draw:frame draw:id="id79" presentation:style-name="a436" draw:name="Title 1" svg:x="1.5816in" svg:y="0.66667in" svg:width="10.16666in" svg:height="3in" presentation:class="title" presentation:placeholder="false">
        <draw:text-box>
          <text:p text:style-name="a435" text:class-names="" text:cond-style-name=""><text:span text:style-name="a433" text:class-names="">Click to edit Master title style</text:span><text:span text:style-name="a434" text:class-names=""/></text:p>
        </draw:text-box>
        <svg:title/>
        <svg:desc/>
      </draw:frame>
      <draw:frame draw:id="id80" presentation:style-name="a440" draw:name="Text Placeholder 9" svg:x="1.24826in" svg:y="4.25in" svg:width="10.83333in" svg:height="0.97222in" presentation:class="outline" presentation:placeholder="false">
        <draw:text-box>
          <text:list text:style-name="a439">
            <text:list-item>
              <text:p text:style-name="a438" text:class-names="" text:cond-style-name=""><text:span text:style-name="a437" text:class-names="">Click to edit Master text styles</text:span></text:p>
            </text:list-item>
          </text:list>
        </draw:text-box>
        <svg:title/>
        <svg:desc/>
      </draw:frame>
      <draw:frame draw:id="id81" presentation:style-name="a444" draw:name="Text Placeholder 2" svg:x="1.24826in" svg:y="5.22222in" svg:width="10.83333in" svg:height="1.11111in" presentation:class="outline" presentation:placeholder="false">
        <draw:text-box>
          <text:list text:style-name="a443">
            <text:list-item>
              <text:p text:style-name="a442" text:class-names="" text:cond-style-name=""><text:span text:style-name="a441" text:class-names="">Click to edit Master text styles</text:span></text:p>
            </text:list-item>
          </text:list>
        </draw:text-box>
        <svg:title/>
        <svg:desc/>
      </draw:frame>
      <draw:frame draw:id="id82" presentation:style-name="a449" draw:name="Date Placeholder 3" svg:x="9.66493in" svg:y="6.43403in" svg:width="1.75in" svg:height="0.39931in" presentation:class="date-time" presentation:placeholder="false">
        <draw:text-box>
          <text:p text:style-name="a448" text:class-names="" text:cond-style-name=""><text:span text:style-name="a445" text:class-names=""><text:date text:fixed="false" style:data-style-name="a446"/></text:span><text:span text:style-name="a447" text:class-names=""/></text:p>
        </draw:text-box>
        <svg:title/>
        <svg:desc/>
      </draw:frame>
      <draw:frame draw:id="id83" presentation:style-name="a452" draw:name="Footer Placeholder 4" svg:x="1.24826in" svg:y="6.43403in" svg:width="8.25in" svg:height="0.39931in" presentation:class="footer" presentation:placeholder="false">
        <draw:text-box>
          <text:p text:style-name="a451" text:class-names="" text:cond-style-name=""><text:span text:style-name="a450" text:class-names=""/></text:p>
        </draw:text-box>
        <svg:title/>
        <svg:desc/>
      </draw:frame>
      <draw:frame draw:id="id84" presentation:style-name="a456" draw:name="Slide Number Placeholder 5" svg:x="11.49826in" svg:y="6.43403in" svg:width="0.60276in" svg:height="0.39931in" presentation:class="page-number" presentation:placeholder="false">
        <draw:text-box>
          <text:p text:style-name="a455" text:class-names="" text:cond-style-name=""><text:span text:style-name="a453" text:class-names=""><text:page-number style:num-format="1" text:fixed="false"/></text:span><text:span text:style-name="a454" text:class-names=""/></text:p>
        </draw:text-box>
        <svg:title/>
        <svg:desc/>
      </draw:frame>
    </style:master-page>
    <style:master-page style:name="Master1-Layout15-cust-True-or-False" style:page-layout-name="pageLayout1" draw:style-name="a458">
      <draw:frame draw:id="id85" presentation:style-name="a462" draw:name="Title 1" svg:x="1.24826in" svg:y="0.66667in" svg:width="10.83333in" svg:height="3in" presentation:class="title" presentation:placeholder="false">
        <draw:text-box>
          <text:p text:style-name="a461" text:class-names="" text:cond-style-name=""><text:span text:style-name="a459" text:class-names="">Click to edit Master title style</text:span><text:span text:style-name="a460" text:class-names=""/></text:p>
        </draw:text-box>
        <svg:title/>
        <svg:desc/>
      </draw:frame>
      <draw:frame draw:id="id86" presentation:style-name="a466" draw:name="Text Placeholder 9" svg:x="1.24826in" svg:y="3.83333in" svg:width="10.83333in" svg:height="0.91667in" presentation:class="outline" presentation:placeholder="false">
        <draw:text-box>
          <text:list text:style-name="a465">
            <text:list-item>
              <text:p text:style-name="a464" text:class-names="" text:cond-style-name=""><text:span text:style-name="a463" text:class-names="">Click to edit Master text styles</text:span></text:p>
            </text:list-item>
          </text:list>
        </draw:text-box>
        <svg:title/>
        <svg:desc/>
      </draw:frame>
      <draw:frame draw:id="id87" presentation:style-name="a470" draw:name="Text Placeholder 2" svg:x="1.24826in" svg:y="4.75in" svg:width="10.83333in" svg:height="1.58333in" presentation:class="outline" presentation:placeholder="false">
        <draw:text-box>
          <text:list text:style-name="a469">
            <text:list-item>
              <text:p text:style-name="a468" text:class-names="" text:cond-style-name=""><text:span text:style-name="a467" text:class-names="">Click to edit Master text styles</text:span></text:p>
            </text:list-item>
          </text:list>
        </draw:text-box>
        <svg:title/>
        <svg:desc/>
      </draw:frame>
      <draw:frame draw:id="id88" presentation:style-name="a475" draw:name="Date Placeholder 3" svg:x="9.66493in" svg:y="6.43403in" svg:width="1.75in" svg:height="0.39931in" presentation:class="date-time" presentation:placeholder="false">
        <draw:text-box>
          <text:p text:style-name="a474" text:class-names="" text:cond-style-name=""><text:span text:style-name="a471" text:class-names=""><text:date text:fixed="false" style:data-style-name="a472"/></text:span><text:span text:style-name="a473" text:class-names=""/></text:p>
        </draw:text-box>
        <svg:title/>
        <svg:desc/>
      </draw:frame>
      <draw:frame draw:id="id89" presentation:style-name="a478" draw:name="Footer Placeholder 4" svg:x="1.24826in" svg:y="6.43403in" svg:width="8.25in" svg:height="0.39931in" presentation:class="footer" presentation:placeholder="false">
        <draw:text-box>
          <text:p text:style-name="a477" text:class-names="" text:cond-style-name=""><text:span text:style-name="a476" text:class-names=""/></text:p>
        </draw:text-box>
        <svg:title/>
        <svg:desc/>
      </draw:frame>
      <draw:frame draw:id="id90" presentation:style-name="a482" draw:name="Slide Number Placeholder 5" svg:x="11.49826in" svg:y="6.43403in" svg:width="0.60276in" svg:height="0.39931in" presentation:class="page-number" presentation:placeholder="false">
        <draw:text-box>
          <text:p text:style-name="a481" text:class-names="" text:cond-style-name=""><text:span text:style-name="a479" text:class-names=""><text:page-number style:num-format="1" text:fixed="false"/></text:span><text:span text:style-name="a480" text:class-names=""/></text:p>
        </draw:text-box>
        <svg:title/>
        <svg:desc/>
      </draw:frame>
    </style:master-page>
    <style:master-page style:name="Master1-Layout16-vertTx-Title-and-Vertical-Text" style:page-layout-name="pageLayout1" draw:style-name="a484">
      <draw:frame draw:id="id91" presentation:style-name="a488" draw:name="Title 1" svg:x="1.24826in" svg:y="0.66667in" svg:width="10.83333in" svg:height="2.08333in" presentation:class="title" presentation:placeholder="false">
        <draw:text-box>
          <text:p text:style-name="a487" text:class-names="" text:cond-style-name=""><text:span text:style-name="a485" text:class-names="">Click to edit Master title style</text:span><text:span text:style-name="a486" text:class-names=""/></text:p>
        </draw:text-box>
        <svg:title/>
        <svg:desc/>
      </draw:frame>
      <draw:frame draw:id="id92" presentation:style-name="a505" draw:name="Vertical Text Placeholder 2" svg:x="1.24826in" svg:y="2.91667in" svg:width="10.83333in" svg:height="3.41667in" presentation:class="outline" presentation:placeholder="false">
        <draw:text-box>
          <text:list text:style-name="a491">
            <text:list-item>
              <text:p text:style-name="a490" text:class-names="" text:cond-style-name=""><text:span text:style-name="a489" text:class-names="">Click to edit Master text styles</text:span></text:p>
            </text:list-item>
          </text:list>
          <text:list text:style-name="a494">
            <text:list-item>
              <text:list text:style-name="a494">
                <text:list-item>
                  <text:p text:style-name="a493" text:class-names="" text:cond-style-name=""><text:span text:style-name="a492" text:class-names="">Second level</text:span></text:p>
                </text:list-item>
              </text:list>
            </text:list-item>
          </text:list>
          <text:list text:style-name="a497">
            <text:list-item>
              <text:list text:style-name="a497">
                <text:list-item>
                  <text:list text:style-name="a497">
                    <text:list-item>
                      <text:p text:style-name="a496" text:class-names="" text:cond-style-name=""><text:span text:style-name="a495" text:class-names="">Third le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ifth level</text:span><text:span text:style-name="a502" text:class-names=""/></text:p>
                            </text:list-item>
                          </text:list>
                        </text:list-item>
                      </text:list>
                    </text:list-item>
                  </text:list>
                </text:list-item>
              </text:list>
            </text:list-item>
          </text:list>
        </draw:text-box>
        <svg:title/>
        <svg:desc/>
      </draw:frame>
      <draw:frame draw:id="id93" presentation:style-name="a510" draw:name="Date Placeholder 3" svg:x="9.66493in" svg:y="6.43403in" svg:width="1.75in" svg:height="0.39931in" presentation:class="date-time" presentation:placeholder="false">
        <draw:text-box>
          <text:p text:style-name="a509" text:class-names="" text:cond-style-name=""><text:span text:style-name="a506" text:class-names=""><text:date text:fixed="false" style:data-style-name="a507"/></text:span><text:span text:style-name="a508" text:class-names=""/></text:p>
        </draw:text-box>
        <svg:title/>
        <svg:desc/>
      </draw:frame>
      <draw:frame draw:id="id94" presentation:style-name="a513" draw:name="Footer Placeholder 4" svg:x="1.24826in" svg:y="6.43403in" svg:width="8.25in" svg:height="0.39931in" presentation:class="footer" presentation:placeholder="false">
        <draw:text-box>
          <text:p text:style-name="a512" text:class-names="" text:cond-style-name=""><text:span text:style-name="a511" text:class-names=""/></text:p>
        </draw:text-box>
        <svg:title/>
        <svg:desc/>
      </draw:frame>
      <draw:frame draw:id="id95" presentation:style-name="a517" draw:name="Slide Number Placeholder 5" svg:x="11.49826in" svg:y="6.43403in" svg:width="0.60276in" svg:height="0.39931in" presentation:class="page-number" presentation:placeholder="false">
        <draw:text-box>
          <text:p text:style-name="a516" text:class-names="" text:cond-style-name=""><text:span text:style-name="a514" text:class-names=""><text:page-number style:num-format="1" text:fixed="false"/></text:span><text:span text:style-name="a515" text:class-names=""/></text:p>
        </draw:text-box>
        <svg:title/>
        <svg:desc/>
      </draw:frame>
    </style:master-page>
    <style:master-page style:name="Master1-Layout17-vertTitleAndTx-Vertical-Title-and-Text" style:page-layout-name="pageLayout1" draw:style-name="a519">
      <draw:frame draw:id="id96" presentation:style-name="a523" draw:name="Vertical Title 1" svg:x="9.66415in" svg:y="0.66667in" svg:width="2.41745in" svg:height="5.66667in" presentation:class="title" presentation:placeholder="false">
        <draw:text-box>
          <text:p text:style-name="a522" text:class-names="" text:cond-style-name=""><text:span text:style-name="a520" text:class-names="">Click to edit Master title style</text:span><text:span text:style-name="a521" text:class-names=""/></text:p>
        </draw:text-box>
        <svg:title/>
        <svg:desc/>
      </draw:frame>
      <draw:frame draw:id="id97" presentation:style-name="a540" draw:name="Vertical Text Placeholder 2" svg:x="1.24826in" svg:y="0.66667in" svg:width="8.25in" svg:height="5.66667in" presentation:class="outline" presentation:placeholder="false">
        <draw:text-box>
          <text:list text:style-name="a526">
            <text:list-item>
              <text:p text:style-name="a525" text:class-names="" text:cond-style-name=""><text:span text:style-name="a524" text:class-names="">Click to edit Master text styles</text:span></text:p>
            </text:list-item>
          </text:list>
          <text:list text:style-name="a529">
            <text:list-item>
              <text:list text:style-name="a529">
                <text:list-item>
                  <text:p text:style-name="a528" text:class-names="" text:cond-style-name=""><text:span text:style-name="a527" text:class-names="">Second level</text:span></text:p>
                </text:list-item>
              </text:list>
            </text:list-item>
          </text:list>
          <text:list text:style-name="a532">
            <text:list-item>
              <text:list text:style-name="a532">
                <text:list-item>
                  <text:list text:style-name="a532">
                    <text:list-item>
                      <text:p text:style-name="a531" text:class-names="" text:cond-style-name=""><text:span text:style-name="a530" text:class-names="">Third level</text:span></text:p>
                    </text:list-item>
                  </text:list>
                </text:list-item>
              </text:list>
            </text:list-item>
          </text:list>
          <text:list text:style-name="a535">
            <text:list-item>
              <text:list text:style-name="a535">
                <text:list-item>
                  <text:list text:style-name="a535">
                    <text:list-item>
                      <text:list text:style-name="a535">
                        <text:list-item>
                          <text:p text:style-name="a534" text:class-names="" text:cond-style-name=""><text:span text:style-name="a533" text:class-names="">Fourth level</text:span></text:p>
                        </text:list-item>
                      </text:list>
                    </text:list-item>
                  </text:list>
                </text:list-item>
              </text:list>
            </text:list-item>
          </text:list>
          <text:list text:style-name="a539">
            <text:list-item>
              <text:list text:style-name="a539">
                <text:list-item>
                  <text:list text:style-name="a539">
                    <text:list-item>
                      <text:list text:style-name="a539">
                        <text:list-item>
                          <text:list text:style-name="a539">
                            <text:list-item>
                              <text:p text:style-name="a538" text:class-names="" text:cond-style-name=""><text:span text:style-name="a536" text:class-names="">Fifth level</text:span><text:span text:style-name="a537" text:class-names=""/></text:p>
                            </text:list-item>
                          </text:list>
                        </text:list-item>
                      </text:list>
                    </text:list-item>
                  </text:list>
                </text:list-item>
              </text:list>
            </text:list-item>
          </text:list>
        </draw:text-box>
        <svg:title/>
        <svg:desc/>
      </draw:frame>
      <draw:frame draw:id="id98" presentation:style-name="a545" draw:name="Date Placeholder 3" svg:x="9.66493in" svg:y="6.43403in" svg:width="1.75in" svg:height="0.39931in" presentation:class="date-time" presentation:placeholder="false">
        <draw:text-box>
          <text:p text:style-name="a544" text:class-names="" text:cond-style-name=""><text:span text:style-name="a541" text:class-names=""><text:date text:fixed="false" style:data-style-name="a542"/></text:span><text:span text:style-name="a543" text:class-names=""/></text:p>
        </draw:text-box>
        <svg:title/>
        <svg:desc/>
      </draw:frame>
      <draw:frame draw:id="id99" presentation:style-name="a548" draw:name="Footer Placeholder 4" svg:x="1.24826in" svg:y="6.43403in" svg:width="8.25in" svg:height="0.39931in" presentation:class="footer" presentation:placeholder="false">
        <draw:text-box>
          <text:p text:style-name="a547" text:class-names="" text:cond-style-name=""><text:span text:style-name="a546" text:class-names=""/></text:p>
        </draw:text-box>
        <svg:title/>
        <svg:desc/>
      </draw:frame>
      <draw:frame draw:id="id100" presentation:style-name="a552" draw:name="Slide Number Placeholder 5" svg:x="11.49826in" svg:y="6.43403in" svg:width="0.60276in" svg:height="0.39931in" presentation:class="page-number" presentation:placeholder="false">
        <draw:text-box>
          <text:p text:style-name="a551" text:class-names="" text:cond-style-name=""><text:span text:style-name="a549" text:class-names=""><text:page-number style:num-format="1" text:fixed="false"/></text:span><text:span text:style-name="a550"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ᒍᑌᔕT ᑕOᗪE </dc:title>
    <meta:initial-creator>Кристиан Красимиров Гайдов</meta:initial-creator>
    <dc:creator>Кристиан Красимиров Гайдов</dc:creator>
    <meta:creation-date>2022-12-13T08:43:36Z</meta:creation-date>
    <dc:date>2022-12-13T09:52:55Z</dc:date>
    <meta:template xlink:href="TM03457485%5b%5bfn=Mesh%5d%5d" xlink:type="simple"/>
    <meta:editing-cycles>1</meta:editing-cycles>
    <meta:editing-duration>PT4159S</meta:editing-duration>
    <meta:document-statistic meta:paragraph-count="17" meta:word-count="65"/>
  </office:meta>
</office:document-meta>
</file>